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29mm"/>
    </style:style>
    <style:style style:name="co3" style:family="table-column">
      <style:table-column-properties fo:break-before="auto" style:column-width="63.5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27mm" fo:break-before="page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table table:name="Аркуш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 office:value-type="string" calcext:value-type="string">
            <text:p>Шкали</text:p>
          </table:table-cell>
          <table:table-cell office:value-type="string" calcext:value-type="string">
            <text:p>Текст</text:p>
          </table:table-cell>
          <table:table-cell table:number-columns-repeated="8"/>
          <table:table-cell office:value-type="string" calcext:value-type="string">
            <text:p>create table trend1 (Dt integer unsigned not null.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3"/>
          <table:table-cell office:value-type="string" calcext:value-type="string">
            <text:p>Назва сигналу</text:p>
          </table:table-cell>
          <table:table-cell table:number-columns-repeated="8"/>
          <table:table-cell office:value-type="string" calcext:value-type="string">
            <text:p>primary key(Dt),</text:p>
          </table:table-cell>
        </table:table-row>
        <table:table-row table:style-name="ro1">
          <table:table-cell office:value-type="string" calcext:value-type="string">
            <text:p>r_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вна вигрузка</text:p>
          </table:table-cell>
          <table:table-cell table:number-columns-repeated="8"/>
          <table:table-cell table:formula="of:=IF([.E3]=1;CONCATENATE([.A3];&quot; integer default '0',&quot;);&quot;&quot;)" office:value-type="string" office:string-value="r_l integer default '0'," calcext:value-type="string">
            <text:p>r_l integer default '0',</text:p>
          </table:table-cell>
        </table:table-row>
        <table:table-row table:style-name="ro1">
          <table:table-cell office:value-type="string" calcext:value-type="string">
            <text:p>T_que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Фактичний час перескоку</text:p>
          </table:table-cell>
          <table:table-cell table:number-columns-repeated="8"/>
          <table:table-cell table:formula="of:=IF([.E4]=1;CONCATENATE([.A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6]" office:value-type="string" office:string-value="V_01" calcext:value-type="string">
            <text:p>V_01</text:p>
          </table:table-cell>
          <table:table-cell office:value-type="string" calcext:value-type="string">
            <text:p>Об’єм соку</text:p>
          </table:table-cell>
          <table:table-cell table:number-columns-repeated="8"/>
          <table:table-cell table:formula="of:=IF([.E5]=1;CONCATENATE([.A5];&quot; integer default '0',&quot;);&quot;&quot;)" office:value-type="string" office:string-value="Q integer default '0'," calcext:value-type="string">
            <text:p>Q integer default '0',</text:p>
          </table:table-cell>
        </table:table-row>
        <table:table-row table:style-name="ro1">
          <table:table-cell office:value-type="string" calcext:value-type="string">
            <text:p>V_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 з нап зб фільтр соку</text:p>
          </table:table-cell>
          <table:table-cell table:number-columns-repeated="8"/>
          <table:table-cell table:formula="of:=IF([.E6]=1;CONCATENATE([.A6];&quot; integer default '0',&quot;);&quot;&quot;)" office:value-type="string" office:string-value="V_01 integer default '0'," calcext:value-type="string">
            <text:p>V_01 integer default '0',</text:p>
          </table:table-cell>
        </table:table-row>
        <table:table-row table:style-name="ro1">
          <table:table-cell office:value-type="string" calcext:value-type="string">
            <text:p>V_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 сока на випарну станцію</text:p>
          </table:table-cell>
          <table:table-cell table:number-columns-repeated="8"/>
          <table:table-cell table:formula="of:=IF([.E7]=1;CONCATENATE([.A7];&quot; integer default '0',&quot;);&quot;&quot;)" office:value-type="string" office:string-value="V_02 integer default '0'," calcext:value-type="string">
            <text:p>V_02 integer default '0',</text:p>
          </table:table-cell>
        </table:table-row>
        <table:table-row table:style-name="ro1">
          <table:table-cell office:value-type="string" calcext:value-type="string">
            <text:p>V_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зб неф соку 1 сат</text:p>
          </table:table-cell>
          <table:table-cell table:number-columns-repeated="8"/>
          <table:table-cell table:formula="of:=IF([.E8]=1;CONCATENATE([.A8];&quot; integer default '0',&quot;);&quot;&quot;)" office:value-type="string" office:string-value="V_03 integer default '0'," calcext:value-type="string">
            <text:p>V_03 integer default '0',</text:p>
          </table:table-cell>
        </table:table-row>
        <table:table-row table:style-name="ro1">
          <table:table-cell office:value-type="string" calcext:value-type="string">
            <text:p>V_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нап зб фільтр соку 1 сат</text:p>
          </table:table-cell>
          <table:table-cell table:number-columns-repeated="8"/>
          <table:table-cell table:formula="of:=IF([.E9]=1;CONCATENATE([.A9];&quot; integer default '0',&quot;);&quot;&quot;)" office:value-type="string" office:string-value="V_04 integer default '0'," calcext:value-type="string">
            <text:p>V_04 integer default '0',</text:p>
          </table:table-cell>
        </table:table-row>
        <table:table-row table:style-name="ro1">
          <table:table-cell office:value-type="string" calcext:value-type="string">
            <text:p>V_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зб сусп 1-ої сатурації</text:p>
          </table:table-cell>
          <table:table-cell table:number-columns-repeated="8"/>
          <table:table-cell table:formula="of:=IF([.E10]=1;CONCATENATE([.A10];&quot; integer default '0',&quot;);&quot;&quot;)" office:value-type="string" office:string-value="V_05 integer default '0'," calcext:value-type="string">
            <text:p>V_05 integer default '0',</text:p>
          </table:table-cell>
        </table:table-row>
        <table:table-row table:style-name="ro1">
          <table:table-cell office:value-type="string" calcext:value-type="string">
            <text:p>V_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зб фільт соку 1-ої сатурації</text:p>
          </table:table-cell>
          <table:table-cell table:number-columns-repeated="8"/>
          <table:table-cell table:formula="of:=IF([.E11]=1;CONCATENATE([.A11];&quot; integer default '0',&quot;);&quot;&quot;)" office:value-type="string" office:string-value="V_06 integer default '0'," calcext:value-type="string">
            <text:p>V_06 integer default '0',</text:p>
          </table:table-cell>
        </table:table-row>
        <table:table-row table:style-name="ro1">
          <table:table-cell office:value-type="string" calcext:value-type="string">
            <text:p>V_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зб перед деф 2 сат</text:p>
          </table:table-cell>
          <table:table-cell table:number-columns-repeated="8"/>
          <table:table-cell table:formula="of:=IF([.E12]=1;CONCATENATE([.A12];&quot; integer default '0',&quot;);&quot;&quot;)" office:value-type="string" office:string-value="V_07 integer default '0'," calcext:value-type="string">
            <text:p>V_07 integer default '0',</text:p>
          </table:table-cell>
        </table:table-row>
        <table:table-row table:style-name="ro1">
          <table:table-cell office:value-type="string" calcext:value-type="string">
            <text:p>V_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зб осв соку 2 сат</text:p>
          </table:table-cell>
          <table:table-cell table:number-columns-repeated="8"/>
          <table:table-cell table:formula="of:=IF([.E13]=1;CONCATENATE([.A13];&quot; integer default '0',&quot;);&quot;&quot;)" office:value-type="string" office:string-value="V_08 integer default '0'," calcext:value-type="string">
            <text:p>V_08 integer default '0',</text:p>
          </table:table-cell>
        </table:table-row>
        <table:table-row table:style-name="ro1">
          <table:table-cell office:value-type="string" calcext:value-type="string">
            <text:p>V_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зб після 2-го сатуратора</text:p>
          </table:table-cell>
          <table:table-cell table:number-columns-repeated="8"/>
          <table:table-cell table:formula="of:=IF([.E14]=1;CONCATENATE([.A14];&quot; integer default '0',&quot;);&quot;&quot;)" office:value-type="string" office:string-value="V_09 integer default '0'," calcext:value-type="string">
            <text:p>V_09 integer default '0',</text:p>
          </table:table-cell>
        </table:table-row>
        <table:table-row table:style-name="ro1">
          <table:table-cell office:value-type="string" calcext:value-type="string">
            <text:p>V_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нап зб фільтр сока 2-го сат</text:p>
          </table:table-cell>
          <table:table-cell table:number-columns-repeated="8"/>
          <table:table-cell table:formula="of:=IF([.E15]=1;CONCATENATE([.A15];&quot; integer default '0',&quot;);&quot;&quot;)" office:value-type="string" office:string-value="V_10 integer default '0'," calcext:value-type="string">
            <text:p>V_10 integer default '0',</text:p>
          </table:table-cell>
        </table:table-row>
        <table:table-row table:style-name="ro1">
          <table:table-cell office:value-type="string" calcext:value-type="string">
            <text:p>V_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зб перед в/с</text:p>
          </table:table-cell>
          <table:table-cell table:number-columns-repeated="8"/>
          <table:table-cell table:formula="of:=IF([.E16]=1;CONCATENATE([.A16];&quot; integer default '0',&quot;);&quot;&quot;)" office:value-type="string" office:string-value="V_11 integer default '0'," calcext:value-type="string">
            <text:p>V_11 integer default '0',</text:p>
          </table:table-cell>
        </table:table-row>
        <table:table-row table:style-name="ro1">
          <table:table-cell office:value-type="string" calcext:value-type="string">
            <text:p>V_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зб сиропа</text:p>
          </table:table-cell>
          <table:table-cell table:number-columns-repeated="8"/>
          <table:table-cell table:formula="of:=IF([.E17]=1;CONCATENATE([.A17];&quot; integer default '0',&quot;);&quot;&quot;)" office:value-type="string" office:string-value="V_12 integer default '0'," calcext:value-type="string">
            <text:p>V_12 integer default '0',</text:p>
          </table:table-cell>
        </table:table-row>
        <table:table-row table:style-name="ro1">
          <table:table-cell office:value-type="string" calcext:value-type="string">
            <text:p>V_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міш. перліта</text:p>
          </table:table-cell>
          <table:table-cell table:number-columns-repeated="8"/>
          <table:table-cell table:formula="of:=IF([.E18]=1;CONCATENATE([.A18];&quot; integer default '0',&quot;);&quot;&quot;)" office:value-type="string" office:string-value="V_13 integer default '0'," calcext:value-type="string">
            <text:p>V_13 integer default '0',</text:p>
          </table:table-cell>
        </table:table-row>
        <table:table-row table:style-name="ro1">
          <table:table-cell office:value-type="string" calcext:value-type="string">
            <text:p>V_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 зб фільтров сиропа</text:p>
          </table:table-cell>
          <table:table-cell table:number-columns-repeated="8"/>
          <table:table-cell table:formula="of:=IF([.E19]=1;CONCATENATE([.A19];&quot; integer default '0',&quot;);&quot;&quot;)" office:value-type="string" office:string-value="V_14 integer default '0'," calcext:value-type="string">
            <text:p>V_14 integer default '0',</text:p>
          </table:table-cell>
        </table:table-row>
        <table:table-row table:style-name="ro1">
          <table:table-cell office:value-type="string" calcext:value-type="string">
            <text:p>V_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 фільтр сока 1 сат</text:p>
          </table:table-cell>
          <table:table-cell table:number-columns-repeated="8"/>
          <table:table-cell table:formula="of:=IF([.E20]=1;CONCATENATE([.A20];&quot; integer default '0',&quot;);&quot;&quot;)" office:value-type="string" office:string-value="V_15 integer default '0'," calcext:value-type="string">
            <text:p>V_15 integer default '0',</text:p>
          </table:table-cell>
        </table:table-row>
        <table:table-row table:style-name="ro1">
          <table:table-cell office:value-type="string" calcext:value-type="string">
            <text:p>V_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 сиропа</text:p>
          </table:table-cell>
          <table:table-cell table:number-columns-repeated="8"/>
          <table:table-cell table:formula="of:=IF([.E21]=1;CONCATENATE([.A21];&quot; integer default '0',&quot;);&quot;&quot;)" office:value-type="string" office:string-value="V_16 integer default '0'," calcext:value-type="string">
            <text:p>V_16 integer default '0',</text:p>
          </table:table-cell>
        </table:table-row>
        <table:table-row table:style-name="ro1">
          <table:table-cell office:value-type="string" calcext:value-type="string">
            <text:p>V_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 сока 2 сат.</text:p>
          </table:table-cell>
          <table:table-cell table:number-columns-repeated="8"/>
          <table:table-cell table:formula="of:=IF([.E22]=1;CONCATENATE([.A22];&quot; integer default '0',&quot;);&quot;&quot;)" office:value-type="string" office:string-value="V_17 integer default '0'," calcext:value-type="string">
            <text:p>V_17 integer default '0',</text:p>
          </table:table-cell>
        </table:table-row>
        <table:table-row table:style-name="ro1">
          <table:table-cell office:value-type="string" calcext:value-type="string">
            <text:p>V_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 неф сока 1-ої сат</text:p>
          </table:table-cell>
          <table:table-cell table:number-columns-repeated="8"/>
          <table:table-cell table:formula="of:=IF([.E23]=1;CONCATENATE([.A23];&quot; integer default '0',&quot;);&quot;&quot;)" office:value-type="string" office:string-value="V_18 integer default '0'," calcext:value-type="string">
            <text:p>V_18 integer default '0',</text:p>
          </table:table-cell>
        </table:table-row>
        <table:table-row table:style-name="ro1">
          <table:table-cell office:value-type="string" calcext:value-type="string">
            <text:p>V_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 неф сока 2-ої сат</text:p>
          </table:table-cell>
          <table:table-cell table:number-columns-repeated="8"/>
          <table:table-cell table:formula="of:=IF([.E24]=1;CONCATENATE([.A24];&quot; integer default '0',&quot;);&quot;&quot;)" office:value-type="string" office:string-value="V_19 integer default '0'," calcext:value-type="string">
            <text:p>V_19 integer default '0',</text:p>
          </table:table-cell>
        </table:table-row>
        <table:table-row table:style-name="ro1">
          <table:table-cell office:value-type="string" calcext:value-type="string">
            <text:p>V_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 сока на фільтри 2-ої сат</text:p>
          </table:table-cell>
          <table:table-cell table:number-columns-repeated="8"/>
          <table:table-cell table:formula="of:=IF([.E25]=1;CONCATENATE([.A25];&quot; integer default '0',&quot;);&quot;&quot;)" office:value-type="string" office:string-value="V_20 integer default '0'," calcext:value-type="string">
            <text:p>V_20 integer default '0',</text:p>
          </table:table-cell>
        </table:table-row>
        <table:table-row table:style-name="ro1">
          <table:table-cell office:value-type="string" calcext:value-type="string">
            <text:p>V_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 сока на фільтри 1 сат</text:p>
          </table:table-cell>
          <table:table-cell table:number-columns-repeated="8"/>
          <table:table-cell table:formula="of:=IF([.E26]=1;CONCATENATE([.A26];&quot; integer default '0',&quot;);&quot;&quot;)" office:value-type="string" office:string-value="V_21 integer default '0'," calcext:value-type="string">
            <text:p>V_21 integer default '0',</text:p>
          </table:table-cell>
        </table:table-row>
        <table:table-row table:style-name="ro1">
          <table:table-cell office:value-type="string" calcext:value-type="string">
            <text:p>V_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 фільтрації сиропа</text:p>
          </table:table-cell>
          <table:table-cell table:number-columns-repeated="8"/>
          <table:table-cell table:formula="of:=IF([.E27]=1;CONCATENATE([.A27];&quot; integer default '0',&quot;);&quot;&quot;)" office:value-type="string" office:string-value="V_22 integer default '0'," calcext:value-type="string">
            <text:p>V_22 integer default '0',</text:p>
          </table:table-cell>
        </table:table-row>
        <table:table-row table:style-name="ro1">
          <table:table-cell office:value-type="string" calcext:value-type="string">
            <text:p>V_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 контрольної фільтрації</text:p>
          </table:table-cell>
          <table:table-cell table:number-columns-repeated="8"/>
          <table:table-cell table:formula="of:=IF([.E28]=1;CONCATENATE([.A28];&quot; integer default '0',&quot;);&quot;&quot;)" office:value-type="string" office:string-value="V_23 integer default '0'," calcext:value-type="string">
            <text:p>V_23 integer default '0',</text:p>
          </table:table-cell>
        </table:table-row>
        <table:table-row table:style-name="ro1">
          <table:table-cell office:value-type="string" calcext:value-type="string">
            <text:p>V_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9"/>
          <table:table-cell table:formula="of:=IF([.E29]=1;CONCATENATE([.A29];&quot; integer default '0',&quot;);&quot;&quot;)" office:value-type="string" office:string-value="V_24 integer default '0'," calcext:value-type="string">
            <text:p>V_24 integer default '0',</text:p>
          </table:table-cell>
        </table:table-row>
        <table:table-row table:style-name="ro1">
          <table:table-cell office:value-type="string" calcext:value-type="string">
            <text:p>V_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9"/>
          <table:table-cell table:formula="of:=IF([.E30]=1;CONCATENATE([.A30];&quot; integer default '0',&quot;);&quot;&quot;)" office:value-type="string" office:string-value="V_25 integer default '0'," calcext:value-type="string">
            <text:p>V_25 integer default '0',</text:p>
          </table:table-cell>
        </table:table-row>
        <table:table-row table:style-name="ro1">
          <table:table-cell office:value-type="string" calcext:value-type="string">
            <text:p>V_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9"/>
          <table:table-cell table:formula="of:=IF([.E31]=1;CONCATENATE([.A31];&quot; integer default '0',&quot;);&quot;&quot;)" office:value-type="string" office:string-value="V_26 integer default '0'," calcext:value-type="string">
            <text:p>V_26 integer default '0',</text:p>
          </table:table-cell>
        </table:table-row>
        <table:table-row table:style-name="ro1">
          <table:table-cell office:value-type="string" calcext:value-type="string">
            <text:p>V_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9"/>
          <table:table-cell table:formula="of:=IF([.E32]=1;CONCATENATE([.A32];&quot; integer default '0',&quot;);&quot;&quot;)" office:value-type="string" office:string-value="V_27 integer default '0'," calcext:value-type="string">
            <text:p>V_27 integer default '0',</text:p>
          </table:table-cell>
        </table:table-row>
        <table:table-row table:style-name="ro2">
          <table:table-cell office:value-type="string" calcext:value-type="string">
            <text:p>V_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9"/>
          <table:table-cell table:formula="of:=IF([.E33]=1;CONCATENATE([.A33];&quot; integer default '0',&quot;);&quot;&quot;)" office:value-type="string" office:string-value="V_28 integer default '0'," calcext:value-type="string">
            <text:p>V_28 integer default '0',</text:p>
          </table:table-cell>
        </table:table-row>
        <table:table-row table:style-name="ro1">
          <table:table-cell office:value-type="string" calcext:value-type="string">
            <text:p>V_2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9"/>
          <table:table-cell table:formula="of:=IF([.E34]=1;CONCATENATE([.A34];&quot; integer default '0',&quot;);&quot;&quot;)" office:value-type="string" office:string-value="V_29 integer default '0'," calcext:value-type="string">
            <text:p>V_29 integer default '0',</text:p>
          </table:table-cell>
        </table:table-row>
        <table:table-row table:style-name="ro1">
          <table:table-cell office:value-type="string" calcext:value-type="string">
            <text:p>V_3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9"/>
          <table:table-cell table:formula="of:=IF([.E35]=1;CONCATENATE([.A35];&quot; integer default '0',&quot;);&quot;&quot;)" office:value-type="string" office:string-value="V_30 integer default '0'," calcext:value-type="string">
            <text:p>V_30 integer default '0',</text:p>
          </table:table-cell>
        </table:table-row>
        <table:table-row table:style-name="ro1">
          <table:table-cell office:value-type="string" calcext:value-type="string">
            <text:p>V_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9"/>
          <table:table-cell table:formula="of:=IF([.E36]=1;CONCATENATE([.A36];&quot; integer default '0',&quot;);&quot;&quot;)" office:value-type="string" office:string-value="V_31 integer default '0'," calcext:value-type="string">
            <text:p>V_31 integer default '0',</text:p>
          </table:table-cell>
        </table:table-row>
        <table:table-row table:style-name="ro1">
          <table:table-cell office:value-type="string" calcext:value-type="string">
            <text:p>V_3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9"/>
          <table:table-cell table:formula="of:=IF([.E37]=1;CONCATENATE([.A37];&quot; integer default '0',&quot;);&quot;&quot;)" office:value-type="string" office:string-value="V_32 integer default '0'," calcext:value-type="string">
            <text:p>V_32 integer default '0',</text:p>
          </table:table-cell>
        </table:table-row>
        <table:table-row table:style-name="ro1">
          <table:table-cell office:value-type="string" calcext:value-type="string">
            <text:p>Di_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38]=1;CONCATENATE([.A38];&quot; integer default '0',&quot;);&quot;&quot;)" office:value-type="string" office:string-value="Di_0 integer default '0'," calcext:value-type="string">
            <text:p>Di_0 integer default '0',</text:p>
          </table:table-cell>
        </table:table-row>
        <table:table-row table:style-name="ro1">
          <table:table-cell office:value-type="string" calcext:value-type="string">
            <text:p>Di_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39]=1;CONCATENATE([.A39];&quot; integer default '0',&quot;);&quot;&quot;)" office:value-type="string" office:string-value="Di_1 integer default '0'," calcext:value-type="string">
            <text:p>Di_1 integer default '0',</text:p>
          </table:table-cell>
        </table:table-row>
        <table:table-row table:style-name="ro1">
          <table:table-cell office:value-type="string" calcext:value-type="string">
            <text:p>Di_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0]=1;CONCATENATE([.A40];&quot; integer default '0',&quot;);&quot;&quot;)" office:value-type="string" office:string-value="Di_2 integer default '0'," calcext:value-type="string">
            <text:p>Di_2 integer default '0',</text:p>
          </table:table-cell>
        </table:table-row>
        <table:table-row table:style-name="ro1">
          <table:table-cell office:value-type="string" calcext:value-type="string">
            <text:p>Di_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1]=1;CONCATENATE([.A41];&quot; integer default '0',&quot;);&quot;&quot;)" office:value-type="string" office:string-value="Di_3 integer default '0'," calcext:value-type="string">
            <text:p>Di_3 integer default '0',</text:p>
          </table:table-cell>
        </table:table-row>
        <table:table-row table:style-name="ro1">
          <table:table-cell office:value-type="string" calcext:value-type="string">
            <text:p>Di_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2]=1;CONCATENATE([.A42];&quot; integer default '0',&quot;);&quot;&quot;)" office:value-type="string" office:string-value="Di_4 integer default '0'," calcext:value-type="string">
            <text:p>Di_4 integer default '0',</text:p>
          </table:table-cell>
        </table:table-row>
        <table:table-row table:style-name="ro1">
          <table:table-cell office:value-type="string" calcext:value-type="string">
            <text:p>Di_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3]=1;CONCATENATE([.A43];&quot; integer default '0',&quot;);&quot;&quot;)" office:value-type="string" office:string-value="Di_5 integer default '0'," calcext:value-type="string">
            <text:p>Di_5 integer default '0',</text:p>
          </table:table-cell>
        </table:table-row>
        <table:table-row table:style-name="ro1">
          <table:table-cell office:value-type="string" calcext:value-type="string">
            <text:p>Di_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4]=1;CONCATENATE([.A44];&quot; integer default '0',&quot;);&quot;&quot;)" office:value-type="string" office:string-value="Di_6 integer default '0'," calcext:value-type="string">
            <text:p>Di_6 integer default '0',</text:p>
          </table:table-cell>
        </table:table-row>
        <table:table-row table:style-name="ro1">
          <table:table-cell office:value-type="string" calcext:value-type="string">
            <text:p>Di_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5]=1;CONCATENATE([.A45];&quot; integer default '0',&quot;);&quot;&quot;)" office:value-type="string" office:string-value="Di_7 integer default '0'," calcext:value-type="string">
            <text:p>Di_7 integer default '0',</text:p>
          </table:table-cell>
        </table:table-row>
        <table:table-row table:style-name="ro1">
          <table:table-cell office:value-type="string" calcext:value-type="string">
            <text:p>Di_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6]=1;CONCATENATE([.A46];&quot; integer default '0',&quot;);&quot;&quot;)" office:value-type="string" office:string-value="Di_8 integer default '0'," calcext:value-type="string">
            <text:p>Di_8 integer default '0',</text:p>
          </table:table-cell>
        </table:table-row>
        <table:table-row table:style-name="ro1">
          <table:table-cell office:value-type="string" calcext:value-type="string">
            <text:p>Di_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7]=1;CONCATENATE([.A47];&quot; integer default '0',&quot;);&quot;&quot;)" office:value-type="string" office:string-value="Di_9 integer default '0'," calcext:value-type="string">
            <text:p>Di_9 integer default '0',</text:p>
          </table:table-cell>
        </table:table-row>
        <table:table-row table:style-name="ro1">
          <table:table-cell office:value-type="string" calcext:value-type="string">
            <text:p>Di_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8]=1;CONCATENATE([.A48];&quot; integer default '0',&quot;);&quot;&quot;)" office:value-type="string" office:string-value="Di_10 integer default '0'," calcext:value-type="string">
            <text:p>Di_10 integer default '0',</text:p>
          </table:table-cell>
        </table:table-row>
        <table:table-row table:style-name="ro1">
          <table:table-cell office:value-type="string" calcext:value-type="string">
            <text:p>Di_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49]=1;CONCATENATE([.A49];&quot; integer default '0',&quot;);&quot;&quot;)" office:value-type="string" office:string-value="Di_11 integer default '0'," calcext:value-type="string">
            <text:p>Di_11 integer default '0',</text:p>
          </table:table-cell>
        </table:table-row>
        <table:table-row table:style-name="ro1">
          <table:table-cell office:value-type="string" calcext:value-type="string">
            <text:p>Di_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0]=1;CONCATENATE([.A50];&quot; integer default '0',&quot;);&quot;&quot;)" office:value-type="string" office:string-value="Di_12 integer default '0'," calcext:value-type="string">
            <text:p>Di_12 integer default '0',</text:p>
          </table:table-cell>
        </table:table-row>
        <table:table-row table:style-name="ro1">
          <table:table-cell office:value-type="string" calcext:value-type="string">
            <text:p>Di_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1]=1;CONCATENATE([.A51];&quot; integer default '0',&quot;);&quot;&quot;)" office:value-type="string" office:string-value="Di_13 integer default '0'," calcext:value-type="string">
            <text:p>Di_13 integer default '0',</text:p>
          </table:table-cell>
        </table:table-row>
        <table:table-row table:style-name="ro1">
          <table:table-cell office:value-type="string" calcext:value-type="string">
            <text:p>Di_1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2]=1;CONCATENATE([.A52];&quot; integer default '0',&quot;);&quot;&quot;)" office:value-type="string" office:string-value="Di_14 integer default '0'," calcext:value-type="string">
            <text:p>Di_14 integer default '0',</text:p>
          </table:table-cell>
        </table:table-row>
        <table:table-row table:style-name="ro1">
          <table:table-cell office:value-type="string" calcext:value-type="string">
            <text:p>Di_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3]=1;CONCATENATE([.A53];&quot; integer default '0',&quot;);&quot;&quot;)" office:value-type="string" office:string-value="Di_15 integer default '0'," calcext:value-type="string">
            <text:p>Di_15 integer default '0',</text:p>
          </table:table-cell>
        </table:table-row>
        <table:table-row table:style-name="ro1">
          <table:table-cell office:value-type="string" calcext:value-type="string">
            <text:p>Dio_1_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4]=1;CONCATENATE([.A54];&quot; integer default '0',&quot;);&quot;&quot;)" office:value-type="string" office:string-value="Dio_1_ integer default '0'," calcext:value-type="string">
            <text:p>Dio_1_ integer default '0',</text:p>
          </table:table-cell>
        </table:table-row>
        <table:table-row table:style-name="ro1">
          <table:table-cell office:value-type="string" calcext:value-type="string">
            <text:p>Dio_2_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5]=1;CONCATENATE([.A55];&quot; integer default '0',&quot;);&quot;&quot;)" office:value-type="string" office:string-value="Dio_2_ integer default '0'," calcext:value-type="string">
            <text:p>Dio_2_ integer default '0',</text:p>
          </table:table-cell>
        </table:table-row>
        <table:table-row table:style-name="ro1">
          <table:table-cell office:value-type="string" calcext:value-type="string">
            <text:p>Dio_3_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6]=1;CONCATENATE([.A56];&quot; integer default '0',&quot;);&quot;&quot;)" office:value-type="string" office:string-value="Dio_3_ integer default '0'," calcext:value-type="string">
            <text:p>Dio_3_ integer default '0',</text:p>
          </table:table-cell>
        </table:table-row>
        <table:table-row table:style-name="ro1">
          <table:table-cell office:value-type="string" calcext:value-type="string">
            <text:p>Dio_4_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7]=1;CONCATENATE([.A57];&quot; integer default '0',&quot;);&quot;&quot;)" office:value-type="string" office:string-value="Dio_4_ integer default '0'," calcext:value-type="string">
            <text:p>Dio_4_ integer default '0',</text:p>
          </table:table-cell>
        </table:table-row>
        <table:table-row table:style-name="ro1">
          <table:table-cell office:value-type="string" calcext:value-type="string">
            <text:p>Dio_5_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8]=1;CONCATENATE([.A58];&quot; integer default '0',&quot;);&quot;&quot;)" office:value-type="string" office:string-value="Dio_5_ integer default '0'," calcext:value-type="string">
            <text:p>Dio_5_ integer default '0',</text:p>
          </table:table-cell>
        </table:table-row>
        <table:table-row table:style-name="ro1">
          <table:table-cell office:value-type="string" calcext:value-type="string">
            <text:p>Dio_6_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59]=1;CONCATENATE([.A59];&quot; integer default '0',&quot;);&quot;&quot;)" office:value-type="string" office:string-value="Dio_6_ integer default '0'," calcext:value-type="string">
            <text:p>Dio_6_ integer default '0',</text:p>
          </table:table-cell>
        </table:table-row>
        <table:table-row table:style-name="ro1">
          <table:table-cell office:value-type="string" calcext:value-type="string">
            <text:p>Amr_1_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60]=1;CONCATENATE([.A60];&quot; integer default '0',&quot;);&quot;&quot;)" office:value-type="string" office:string-value="Amr_1_ integer default '0'," calcext:value-type="string">
            <text:p>Amr_1_ integer default '0',</text:p>
          </table:table-cell>
        </table:table-row>
        <table:table-row table:style-name="ro1">
          <table:table-cell office:value-type="string" calcext:value-type="string">
            <text:p>Amr_2_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61]=1;CONCATENATE([.A61];&quot; integer default '0',&quot;);&quot;&quot;)" office:value-type="string" office:string-value="Amr_2_ integer default '0'," calcext:value-type="string">
            <text:p>Amr_2_ integer default '0',</text:p>
          </table:table-cell>
        </table:table-row>
        <table:table-row table:style-name="ro1">
          <table:table-cell office:value-type="string" calcext:value-type="string">
            <text:p>Amr_3_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62]=1;CONCATENATE([.A62];&quot; integer default '0',&quot;);&quot;&quot;)" office:value-type="string" office:string-value="Amr_3_ integer default '0'," calcext:value-type="string">
            <text:p>Amr_3_ integer default '0',</text:p>
          </table:table-cell>
        </table:table-row>
        <table:table-row table:style-name="ro1">
          <table:table-cell office:value-type="string" calcext:value-type="string">
            <text:p>Amr_4_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63]=1;CONCATENATE([.A63];&quot; integer default '0',&quot;);&quot;&quot;)" office:value-type="string" office:string-value="Amr_4_ integer default '0'," calcext:value-type="string">
            <text:p>Amr_4_ integer default '0',</text:p>
          </table:table-cell>
        </table:table-row>
        <table:table-row table:style-name="ro1">
          <table:table-cell office:value-type="string" calcext:value-type="string">
            <text:p>Amr_5_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64]=1;CONCATENATE([.A64];&quot; integer default '0',&quot;);&quot;&quot;)" office:value-type="string" office:string-value="Amr_5_ integer default '0'," calcext:value-type="string">
            <text:p>Amr_5_ integer default '0',</text:p>
          </table:table-cell>
        </table:table-row>
        <table:table-row table:style-name="ro1">
          <table:table-cell office:value-type="string" calcext:value-type="string">
            <text:p>Amr_6_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65]=1;CONCATENATE([.A65];&quot; integer default '0',&quot;);&quot;&quot;)" office:value-type="string" office:string-value="Amr_6_ integer default '0'," calcext:value-type="string">
            <text:p>Amr_6_ integer default '0',</text:p>
          </table:table-cell>
        </table:table-row>
        <table:table-row table:style-name="ro1">
          <table:table-cell office:value-type="string" calcext:value-type="string">
            <text:p>Cl_1_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1</text:p>
          </table:table-cell>
          <table:table-cell table:number-columns-repeated="8"/>
          <table:table-cell table:formula="of:=IF([.E66]=1;CONCATENATE([.A66];&quot; integer default '0',&quot;);&quot;&quot;)" office:value-type="string" office:string-value="Cl_1_1 integer default '0'," calcext:value-type="string">
            <text:p>Cl_1_1 integer default '0',</text:p>
          </table:table-cell>
        </table:table-row>
        <table:table-row table:style-name="ro1">
          <table:table-cell office:value-type="string" calcext:value-type="string">
            <text:p>Cl_1_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2</text:p>
          </table:table-cell>
          <table:table-cell table:number-columns-repeated="8"/>
          <table:table-cell table:formula="of:=IF([.E67]=1;CONCATENATE([.A67];&quot; integer default '0',&quot;);&quot;&quot;)" office:value-type="string" office:string-value="Cl_1_2 integer default '0'," calcext:value-type="string">
            <text:p>Cl_1_2 integer default '0',</text:p>
          </table:table-cell>
        </table:table-row>
        <table:table-row table:style-name="ro1">
          <table:table-cell office:value-type="string" calcext:value-type="string">
            <text:p>Cl_1_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3</text:p>
          </table:table-cell>
          <table:table-cell table:number-columns-repeated="8"/>
          <table:table-cell table:formula="of:=IF([.E68]=1;CONCATENATE([.A68];&quot; integer default '0',&quot;);&quot;&quot;)" office:value-type="string" office:string-value="Cl_1_3 integer default '0'," calcext:value-type="string">
            <text:p>Cl_1_3 integer default '0',</text:p>
          </table:table-cell>
        </table:table-row>
        <table:table-row table:style-name="ro1">
          <table:table-cell office:value-type="string" calcext:value-type="string">
            <text:p>Cl_1_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4</text:p>
          </table:table-cell>
          <table:table-cell table:number-columns-repeated="8"/>
          <table:table-cell table:formula="of:=IF([.E69]=1;CONCATENATE([.A69];&quot; integer default '0',&quot;);&quot;&quot;)" office:value-type="string" office:string-value="Cl_1_4 integer default '0'," calcext:value-type="string">
            <text:p>Cl_1_4 integer default '0',</text:p>
          </table:table-cell>
        </table:table-row>
        <table:table-row table:style-name="ro1">
          <table:table-cell office:value-type="string" calcext:value-type="string">
            <text:p>Cl_1_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5</text:p>
          </table:table-cell>
          <table:table-cell table:number-columns-repeated="8"/>
          <table:table-cell table:formula="of:=IF([.E70]=1;CONCATENATE([.A70];&quot; integer default '0',&quot;);&quot;&quot;)" office:value-type="string" office:string-value="Cl_1_5 integer default '0'," calcext:value-type="string">
            <text:p>Cl_1_5 integer default '0',</text:p>
          </table:table-cell>
        </table:table-row>
        <table:table-row table:style-name="ro1">
          <table:table-cell office:value-type="string" calcext:value-type="string">
            <text:p>Cl_1_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6</text:p>
          </table:table-cell>
          <table:table-cell table:number-columns-repeated="8"/>
          <table:table-cell table:formula="of:=IF([.E71]=1;CONCATENATE([.A71];&quot; integer default '0',&quot;);&quot;&quot;)" office:value-type="string" office:string-value="Cl_1_6 integer default '0'," calcext:value-type="string">
            <text:p>Cl_1_6 integer default '0',</text:p>
          </table:table-cell>
        </table:table-row>
        <table:table-row table:style-name="ro1">
          <table:table-cell office:value-type="string" calcext:value-type="string">
            <text:p>Cl_2_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1</text:p>
          </table:table-cell>
          <table:table-cell table:number-columns-repeated="8"/>
          <table:table-cell table:formula="of:=IF([.E72]=1;CONCATENATE([.A72];&quot; integer default '0',&quot;);&quot;&quot;)" office:value-type="string" office:string-value="Cl_2_1 integer default '0'," calcext:value-type="string">
            <text:p>Cl_2_1 integer default '0',</text:p>
          </table:table-cell>
        </table:table-row>
        <table:table-row table:style-name="ro1">
          <table:table-cell office:value-type="string" calcext:value-type="string">
            <text:p>Cl_2_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2</text:p>
          </table:table-cell>
          <table:table-cell table:number-columns-repeated="8"/>
          <table:table-cell table:formula="of:=IF([.E73]=1;CONCATENATE([.A73];&quot; integer default '0',&quot;);&quot;&quot;)" office:value-type="string" office:string-value="Cl_2_2 integer default '0'," calcext:value-type="string">
            <text:p>Cl_2_2 integer default '0',</text:p>
          </table:table-cell>
        </table:table-row>
        <table:table-row table:style-name="ro1">
          <table:table-cell office:value-type="string" calcext:value-type="string">
            <text:p>Cl_2_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3</text:p>
          </table:table-cell>
          <table:table-cell table:number-columns-repeated="8"/>
          <table:table-cell table:formula="of:=IF([.E74]=1;CONCATENATE([.A74];&quot; integer default '0',&quot;);&quot;&quot;)" office:value-type="string" office:string-value="Cl_2_3 integer default '0'," calcext:value-type="string">
            <text:p>Cl_2_3 integer default '0',</text:p>
          </table:table-cell>
        </table:table-row>
        <table:table-row table:style-name="ro1">
          <table:table-cell office:value-type="string" calcext:value-type="string">
            <text:p>Cl_2_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4</text:p>
          </table:table-cell>
          <table:table-cell table:number-columns-repeated="8"/>
          <table:table-cell table:formula="of:=IF([.E75]=1;CONCATENATE([.A75];&quot; integer default '0',&quot;);&quot;&quot;)" office:value-type="string" office:string-value="Cl_2_4 integer default '0'," calcext:value-type="string">
            <text:p>Cl_2_4 integer default '0',</text:p>
          </table:table-cell>
        </table:table-row>
        <table:table-row table:style-name="ro1">
          <table:table-cell office:value-type="string" calcext:value-type="string">
            <text:p>Cl_2_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5</text:p>
          </table:table-cell>
          <table:table-cell table:number-columns-repeated="8"/>
          <table:table-cell table:formula="of:=IF([.E76]=1;CONCATENATE([.A76];&quot; integer default '0',&quot;);&quot;&quot;)" office:value-type="string" office:string-value="Cl_2_5 integer default '0'," calcext:value-type="string">
            <text:p>Cl_2_5 integer default '0',</text:p>
          </table:table-cell>
        </table:table-row>
        <table:table-row table:style-name="ro1">
          <table:table-cell office:value-type="string" calcext:value-type="string">
            <text:p>Cl_2_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6</text:p>
          </table:table-cell>
          <table:table-cell table:number-columns-repeated="8"/>
          <table:table-cell table:formula="of:=IF([.E77]=1;CONCATENATE([.A77];&quot; integer default '0',&quot;);&quot;&quot;)" office:value-type="string" office:string-value="Cl_2_6 integer default '0'," calcext:value-type="string">
            <text:p>Cl_2_6 integer default '0',</text:p>
          </table:table-cell>
        </table:table-row>
        <table:table-row table:style-name="ro1">
          <table:table-cell office:value-type="string" calcext:value-type="string">
            <text:p>Cl_3_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1</text:p>
          </table:table-cell>
          <table:table-cell table:number-columns-repeated="8"/>
          <table:table-cell table:formula="of:=IF([.E78]=1;CONCATENATE([.A78];&quot; integer default '0',&quot;);&quot;&quot;)" office:value-type="string" office:string-value="Cl_3_1 integer default '0'," calcext:value-type="string">
            <text:p>Cl_3_1 integer default '0',</text:p>
          </table:table-cell>
        </table:table-row>
        <table:table-row table:style-name="ro1">
          <table:table-cell office:value-type="string" calcext:value-type="string">
            <text:p>Cl_3_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2</text:p>
          </table:table-cell>
          <table:table-cell table:number-columns-repeated="8"/>
          <table:table-cell table:formula="of:=IF([.E79]=1;CONCATENATE([.A79];&quot; integer default '0',&quot;);&quot;&quot;)" office:value-type="string" office:string-value="Cl_3_2 integer default '0'," calcext:value-type="string">
            <text:p>Cl_3_2 integer default '0',</text:p>
          </table:table-cell>
        </table:table-row>
        <table:table-row table:style-name="ro1">
          <table:table-cell office:value-type="string" calcext:value-type="string">
            <text:p>Cl_3_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3</text:p>
          </table:table-cell>
          <table:table-cell table:number-columns-repeated="8"/>
          <table:table-cell table:formula="of:=IF([.E80]=1;CONCATENATE([.A80];&quot; integer default '0',&quot;);&quot;&quot;)" office:value-type="string" office:string-value="Cl_3_3 integer default '0'," calcext:value-type="string">
            <text:p>Cl_3_3 integer default '0',</text:p>
          </table:table-cell>
        </table:table-row>
        <table:table-row table:style-name="ro1">
          <table:table-cell office:value-type="string" calcext:value-type="string">
            <text:p>Cl_3_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4</text:p>
          </table:table-cell>
          <table:table-cell table:number-columns-repeated="8"/>
          <table:table-cell table:formula="of:=IF([.E81]=1;CONCATENATE([.A81];&quot; integer default '0',&quot;);&quot;&quot;)" office:value-type="string" office:string-value="Cl_3_4 integer default '0'," calcext:value-type="string">
            <text:p>Cl_3_4 integer default '0',</text:p>
          </table:table-cell>
        </table:table-row>
        <table:table-row table:style-name="ro1">
          <table:table-cell office:value-type="string" calcext:value-type="string">
            <text:p>Cl_3_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5</text:p>
          </table:table-cell>
          <table:table-cell table:number-columns-repeated="8"/>
          <table:table-cell table:formula="of:=IF([.E82]=1;CONCATENATE([.A82];&quot; integer default '0',&quot;);&quot;&quot;)" office:value-type="string" office:string-value="Cl_3_5 integer default '0'," calcext:value-type="string">
            <text:p>Cl_3_5 integer default '0',</text:p>
          </table:table-cell>
        </table:table-row>
        <table:table-row table:style-name="ro1">
          <table:table-cell office:value-type="string" calcext:value-type="string">
            <text:p>Cl_3_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6</text:p>
          </table:table-cell>
          <table:table-cell table:number-columns-repeated="8"/>
          <table:table-cell table:formula="of:=IF([.E83]=1;CONCATENATE([.A83];&quot; integer default '0',&quot;);&quot;&quot;)" office:value-type="string" office:string-value="Cl_3_6 integer default '0'," calcext:value-type="string">
            <text:p>Cl_3_6 integer default '0',</text:p>
          </table:table-cell>
        </table:table-row>
        <table:table-row table:style-name="ro1">
          <table:table-cell office:value-type="string" calcext:value-type="string">
            <text:p>Cl_4_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1</text:p>
          </table:table-cell>
          <table:table-cell table:number-columns-repeated="8"/>
          <table:table-cell table:formula="of:=IF([.E84]=1;CONCATENATE([.A84];&quot; integer default '0',&quot;);&quot;&quot;)" office:value-type="string" office:string-value="Cl_4_1 integer default '0'," calcext:value-type="string">
            <text:p>Cl_4_1 integer default '0',</text:p>
          </table:table-cell>
        </table:table-row>
        <table:table-row table:style-name="ro1">
          <table:table-cell office:value-type="string" calcext:value-type="string">
            <text:p>Cl_4_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2</text:p>
          </table:table-cell>
          <table:table-cell table:number-columns-repeated="8"/>
          <table:table-cell table:formula="of:=IF([.E85]=1;CONCATENATE([.A85];&quot; integer default '0',&quot;);&quot;&quot;)" office:value-type="string" office:string-value="Cl_4_2 integer default '0'," calcext:value-type="string">
            <text:p>Cl_4_2 integer default '0',</text:p>
          </table:table-cell>
        </table:table-row>
        <table:table-row table:style-name="ro1">
          <table:table-cell office:value-type="string" calcext:value-type="string">
            <text:p>Cl_4_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3</text:p>
          </table:table-cell>
          <table:table-cell table:number-columns-repeated="8"/>
          <table:table-cell table:formula="of:=IF([.E86]=1;CONCATENATE([.A86];&quot; integer default '0',&quot;);&quot;&quot;)" office:value-type="string" office:string-value="Cl_4_3 integer default '0'," calcext:value-type="string">
            <text:p>Cl_4_3 integer default '0',</text:p>
          </table:table-cell>
        </table:table-row>
        <table:table-row table:style-name="ro1">
          <table:table-cell office:value-type="string" calcext:value-type="string">
            <text:p>Cl_4_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4</text:p>
          </table:table-cell>
          <table:table-cell table:number-columns-repeated="8"/>
          <table:table-cell table:formula="of:=IF([.E87]=1;CONCATENATE([.A87];&quot; integer default '0',&quot;);&quot;&quot;)" office:value-type="string" office:string-value="Cl_4_4 integer default '0'," calcext:value-type="string">
            <text:p>Cl_4_4 integer default '0',</text:p>
          </table:table-cell>
        </table:table-row>
        <table:table-row table:style-name="ro1">
          <table:table-cell office:value-type="string" calcext:value-type="string">
            <text:p>Cl_4_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5</text:p>
          </table:table-cell>
          <table:table-cell table:number-columns-repeated="8"/>
          <table:table-cell table:formula="of:=IF([.E88]=1;CONCATENATE([.A88];&quot; integer default '0',&quot;);&quot;&quot;)" office:value-type="string" office:string-value="Cl_4_5 integer default '0'," calcext:value-type="string">
            <text:p>Cl_4_5 integer default '0',</text:p>
          </table:table-cell>
        </table:table-row>
        <table:table-row table:style-name="ro1">
          <table:table-cell office:value-type="string" calcext:value-type="string">
            <text:p>Cl_4_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клапана №6</text:p>
          </table:table-cell>
          <table:table-cell table:number-columns-repeated="8"/>
          <table:table-cell table:formula="of:=IF([.E89]=1;CONCATENATE([.A89];&quot; integer default '0',&quot;);&quot;&quot;)" office:value-type="string" office:string-value="Cl_4_6 integer default '0'," calcext:value-type="string">
            <text:p>Cl_4_6 integer default '0',</text:p>
          </table:table-cell>
        </table:table-row>
        <table:table-row table:style-name="ro1">
          <table:table-cell office:value-type="string" calcext:value-type="string">
            <text:p>Vl_1_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1</text:p>
          </table:table-cell>
          <table:table-cell table:number-columns-repeated="8"/>
          <table:table-cell table:formula="of:=IF([.E90]=1;CONCATENATE([.A90];&quot; integer default '0',&quot;);&quot;&quot;)" office:value-type="string" office:string-value="Vl_1_1 integer default '0'," calcext:value-type="string">
            <text:p>Vl_1_1 integer default '0',</text:p>
          </table:table-cell>
        </table:table-row>
        <table:table-row table:style-name="ro1">
          <table:table-cell office:value-type="string" calcext:value-type="string">
            <text:p>Vl_1_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2</text:p>
          </table:table-cell>
          <table:table-cell table:number-columns-repeated="8"/>
          <table:table-cell table:formula="of:=IF([.E91]=1;CONCATENATE([.A91];&quot; integer default '0',&quot;);&quot;&quot;)" office:value-type="string" office:string-value="Vl_1_2 integer default '0'," calcext:value-type="string">
            <text:p>Vl_1_2 integer default '0',</text:p>
          </table:table-cell>
        </table:table-row>
        <table:table-row table:style-name="ro1">
          <table:table-cell office:value-type="string" calcext:value-type="string">
            <text:p>Vl_1_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3</text:p>
          </table:table-cell>
          <table:table-cell table:number-columns-repeated="8"/>
          <table:table-cell table:formula="of:=IF([.E92]=1;CONCATENATE([.A92];&quot; integer default '0',&quot;);&quot;&quot;)" office:value-type="string" office:string-value="Vl_1_3 integer default '0'," calcext:value-type="string">
            <text:p>Vl_1_3 integer default '0',</text:p>
          </table:table-cell>
        </table:table-row>
        <table:table-row table:style-name="ro1">
          <table:table-cell office:value-type="string" calcext:value-type="string">
            <text:p>Vl_1_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4</text:p>
          </table:table-cell>
          <table:table-cell table:number-columns-repeated="8"/>
          <table:table-cell table:formula="of:=IF([.E93]=1;CONCATENATE([.A93];&quot; integer default '0',&quot;);&quot;&quot;)" office:value-type="string" office:string-value="Vl_1_4 integer default '0'," calcext:value-type="string">
            <text:p>Vl_1_4 integer default '0',</text:p>
          </table:table-cell>
        </table:table-row>
        <table:table-row table:style-name="ro1">
          <table:table-cell office:value-type="string" calcext:value-type="string">
            <text:p>Vl_1_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5</text:p>
          </table:table-cell>
          <table:table-cell table:number-columns-repeated="8"/>
          <table:table-cell table:formula="of:=IF([.E94]=1;CONCATENATE([.A94];&quot; integer default '0',&quot;);&quot;&quot;)" office:value-type="string" office:string-value="Vl_1_5 integer default '0'," calcext:value-type="string">
            <text:p>Vl_1_5 integer default '0',</text:p>
          </table:table-cell>
        </table:table-row>
        <table:table-row table:style-name="ro1">
          <table:table-cell office:value-type="string" calcext:value-type="string">
            <text:p>Vl_1_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6</text:p>
          </table:table-cell>
          <table:table-cell table:number-columns-repeated="8"/>
          <table:table-cell table:formula="of:=IF([.E95]=1;CONCATENATE([.A95];&quot; integer default '0',&quot;);&quot;&quot;)" office:value-type="string" office:string-value="Vl_1_6 integer default '0'," calcext:value-type="string">
            <text:p>Vl_1_6 integer default '0',</text:p>
          </table:table-cell>
        </table:table-row>
        <table:table-row table:style-name="ro1">
          <table:table-cell office:value-type="string" calcext:value-type="string">
            <text:p>Vl_2_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1</text:p>
          </table:table-cell>
          <table:table-cell table:number-columns-repeated="8"/>
          <table:table-cell table:formula="of:=IF([.E96]=1;CONCATENATE([.A96];&quot; integer default '0',&quot;);&quot;&quot;)" office:value-type="string" office:string-value="Vl_2_1 integer default '0'," calcext:value-type="string">
            <text:p>Vl_2_1 integer default '0',</text:p>
          </table:table-cell>
        </table:table-row>
        <table:table-row table:style-name="ro1">
          <table:table-cell office:value-type="string" calcext:value-type="string">
            <text:p>Vl_2_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2</text:p>
          </table:table-cell>
          <table:table-cell table:number-columns-repeated="8"/>
          <table:table-cell table:formula="of:=IF([.E97]=1;CONCATENATE([.A97];&quot; integer default '0',&quot;);&quot;&quot;)" office:value-type="string" office:string-value="Vl_2_2 integer default '0'," calcext:value-type="string">
            <text:p>Vl_2_2 integer default '0',</text:p>
          </table:table-cell>
        </table:table-row>
        <table:table-row table:style-name="ro1">
          <table:table-cell office:value-type="string" calcext:value-type="string">
            <text:p>Vl_2_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3</text:p>
          </table:table-cell>
          <table:table-cell table:number-columns-repeated="8"/>
          <table:table-cell table:formula="of:=IF([.E98]=1;CONCATENATE([.A98];&quot; integer default '0',&quot;);&quot;&quot;)" office:value-type="string" office:string-value="Vl_2_3 integer default '0'," calcext:value-type="string">
            <text:p>Vl_2_3 integer default '0',</text:p>
          </table:table-cell>
        </table:table-row>
        <table:table-row table:style-name="ro1">
          <table:table-cell office:value-type="string" calcext:value-type="string">
            <text:p>Vl_2_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4</text:p>
          </table:table-cell>
          <table:table-cell table:number-columns-repeated="8"/>
          <table:table-cell table:formula="of:=IF([.E99]=1;CONCATENATE([.A99];&quot; integer default '0',&quot;);&quot;&quot;)" office:value-type="string" office:string-value="Vl_2_4 integer default '0'," calcext:value-type="string">
            <text:p>Vl_2_4 integer default '0',</text:p>
          </table:table-cell>
        </table:table-row>
        <table:table-row table:style-name="ro1">
          <table:table-cell office:value-type="string" calcext:value-type="string">
            <text:p>Vl_2_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5</text:p>
          </table:table-cell>
          <table:table-cell table:number-columns-repeated="8"/>
          <table:table-cell table:formula="of:=IF([.E100]=1;CONCATENATE([.A100];&quot; integer default '0',&quot;);&quot;&quot;)" office:value-type="string" office:string-value="Vl_2_5 integer default '0'," calcext:value-type="string">
            <text:p>Vl_2_5 integer default '0',</text:p>
          </table:table-cell>
        </table:table-row>
        <table:table-row table:style-name="ro1">
          <table:table-cell office:value-type="string" calcext:value-type="string">
            <text:p>Vl_2_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6</text:p>
          </table:table-cell>
          <table:table-cell table:number-columns-repeated="8"/>
          <table:table-cell table:formula="of:=IF([.E101]=1;CONCATENATE([.A101];&quot; integer default '0',&quot;);&quot;&quot;)" office:value-type="string" office:string-value="Vl_2_6 integer default '0'," calcext:value-type="string">
            <text:p>Vl_2_6 integer default '0',</text:p>
          </table:table-cell>
        </table:table-row>
        <table:table-row table:style-name="ro1">
          <table:table-cell office:value-type="string" calcext:value-type="string">
            <text:p>Vl_3_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1</text:p>
          </table:table-cell>
          <table:table-cell table:number-columns-repeated="8"/>
          <table:table-cell table:formula="of:=IF([.E102]=1;CONCATENATE([.A102];&quot; integer default '0',&quot;);&quot;&quot;)" office:value-type="string" office:string-value="Vl_3_1 integer default '0'," calcext:value-type="string">
            <text:p>Vl_3_1 integer default '0',</text:p>
          </table:table-cell>
        </table:table-row>
        <table:table-row table:style-name="ro1">
          <table:table-cell office:value-type="string" calcext:value-type="string">
            <text:p>Vl_3_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2</text:p>
          </table:table-cell>
          <table:table-cell table:number-columns-repeated="8"/>
          <table:table-cell table:formula="of:=IF([.E103]=1;CONCATENATE([.A103];&quot; integer default '0',&quot;);&quot;&quot;)" office:value-type="string" office:string-value="Vl_3_2 integer default '0'," calcext:value-type="string">
            <text:p>Vl_3_2 integer default '0',</text:p>
          </table:table-cell>
        </table:table-row>
        <table:table-row table:style-name="ro1">
          <table:table-cell office:value-type="string" calcext:value-type="string">
            <text:p>Vl_3_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3</text:p>
          </table:table-cell>
          <table:table-cell table:number-columns-repeated="8"/>
          <table:table-cell table:formula="of:=IF([.E104]=1;CONCATENATE([.A104];&quot; integer default '0',&quot;);&quot;&quot;)" office:value-type="string" office:string-value="Vl_3_3 integer default '0'," calcext:value-type="string">
            <text:p>Vl_3_3 integer default '0',</text:p>
          </table:table-cell>
        </table:table-row>
        <table:table-row table:style-name="ro1">
          <table:table-cell office:value-type="string" calcext:value-type="string">
            <text:p>Vl_3_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4</text:p>
          </table:table-cell>
          <table:table-cell table:number-columns-repeated="8"/>
          <table:table-cell table:formula="of:=IF([.E105]=1;CONCATENATE([.A105];&quot; integer default '0',&quot;);&quot;&quot;)" office:value-type="string" office:string-value="Vl_3_4 integer default '0'," calcext:value-type="string">
            <text:p>Vl_3_4 integer default '0',</text:p>
          </table:table-cell>
        </table:table-row>
        <table:table-row table:style-name="ro1">
          <table:table-cell office:value-type="string" calcext:value-type="string">
            <text:p>Vl_3_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5</text:p>
          </table:table-cell>
          <table:table-cell table:number-columns-repeated="8"/>
          <table:table-cell table:formula="of:=IF([.E106]=1;CONCATENATE([.A106];&quot; integer default '0',&quot;);&quot;&quot;)" office:value-type="string" office:string-value="Vl_3_5 integer default '0'," calcext:value-type="string">
            <text:p>Vl_3_5 integer default '0',</text:p>
          </table:table-cell>
        </table:table-row>
        <table:table-row table:style-name="ro1">
          <table:table-cell office:value-type="string" calcext:value-type="string">
            <text:p>Vl_3_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6</text:p>
          </table:table-cell>
          <table:table-cell table:number-columns-repeated="8"/>
          <table:table-cell table:formula="of:=IF([.E107]=1;CONCATENATE([.A107];&quot; integer default '0',&quot;);&quot;&quot;)" office:value-type="string" office:string-value="Vl_3_6 integer default '0'," calcext:value-type="string">
            <text:p>Vl_3_6 integer default '0',</text:p>
          </table:table-cell>
        </table:table-row>
        <table:table-row table:style-name="ro1">
          <table:table-cell office:value-type="string" calcext:value-type="string">
            <text:p>Vl_4_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1</text:p>
          </table:table-cell>
          <table:table-cell table:number-columns-repeated="8"/>
          <table:table-cell table:formula="of:=IF([.E108]=1;CONCATENATE([.A108];&quot; integer default '0',&quot;);&quot;&quot;)" office:value-type="string" office:string-value="Vl_4_1 integer default '0'," calcext:value-type="string">
            <text:p>Vl_4_1 integer default '0',</text:p>
          </table:table-cell>
        </table:table-row>
        <table:table-row table:style-name="ro1">
          <table:table-cell office:value-type="string" calcext:value-type="string">
            <text:p>Vl_4_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2</text:p>
          </table:table-cell>
          <table:table-cell table:number-columns-repeated="8"/>
          <table:table-cell table:formula="of:=IF([.E109]=1;CONCATENATE([.A109];&quot; integer default '0',&quot;);&quot;&quot;)" office:value-type="string" office:string-value="Vl_4_2 integer default '0'," calcext:value-type="string">
            <text:p>Vl_4_2 integer default '0',</text:p>
          </table:table-cell>
        </table:table-row>
        <table:table-row table:style-name="ro1">
          <table:table-cell office:value-type="string" calcext:value-type="string">
            <text:p>Vl_4_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3</text:p>
          </table:table-cell>
          <table:table-cell table:number-columns-repeated="8"/>
          <table:table-cell table:formula="of:=IF([.E110]=1;CONCATENATE([.A110];&quot; integer default '0',&quot;);&quot;&quot;)" office:value-type="string" office:string-value="Vl_4_3 integer default '0'," calcext:value-type="string">
            <text:p>Vl_4_3 integer default '0',</text:p>
          </table:table-cell>
        </table:table-row>
        <table:table-row table:style-name="ro1">
          <table:table-cell office:value-type="string" calcext:value-type="string">
            <text:p>Vl_4_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4</text:p>
          </table:table-cell>
          <table:table-cell table:number-columns-repeated="8"/>
          <table:table-cell table:formula="of:=IF([.E111]=1;CONCATENATE([.A111];&quot; integer default '0',&quot;);&quot;&quot;)" office:value-type="string" office:string-value="Vl_4_4 integer default '0'," calcext:value-type="string">
            <text:p>Vl_4_4 integer default '0',</text:p>
          </table:table-cell>
        </table:table-row>
        <table:table-row table:style-name="ro1">
          <table:table-cell office:value-type="string" calcext:value-type="string">
            <text:p>Vl_4_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5</text:p>
          </table:table-cell>
          <table:table-cell table:number-columns-repeated="8"/>
          <table:table-cell table:formula="of:=IF([.E112]=1;CONCATENATE([.A112];&quot; integer default '0',&quot;);&quot;&quot;)" office:value-type="string" office:string-value="Vl_4_5 integer default '0'," calcext:value-type="string">
            <text:p>Vl_4_5 integer default '0',</text:p>
          </table:table-cell>
        </table:table-row>
        <table:table-row table:style-name="ro1">
          <table:table-cell office:value-type="string" calcext:value-type="string">
            <text:p>Vl_4_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клапана №6</text:p>
          </table:table-cell>
          <table:table-cell table:number-columns-repeated="8"/>
          <table:table-cell table:formula="of:=IF([.E113]=1;CONCATENATE([.A113];&quot; integer default '0',&quot;);&quot;&quot;)" office:value-type="string" office:string-value="Vl_4_6 integer default '0'," calcext:value-type="string">
            <text:p>Vl_4_6 integer default '0',</text:p>
          </table:table-cell>
        </table:table-row>
        <table:table-row table:style-name="ro1">
          <table:table-cell office:value-type="string" calcext:value-type="string">
            <text:p>Alm_1_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14]=1;CONCATENATE([.A114];&quot; integer default '0',&quot;);&quot;&quot;)" office:value-type="string" office:string-value="Alm_1_1 integer default '0'," calcext:value-type="string">
            <text:p>Alm_1_1 integer default '0',</text:p>
          </table:table-cell>
        </table:table-row>
        <table:table-row table:style-name="ro1">
          <table:table-cell office:value-type="string" calcext:value-type="string">
            <text:p>Alm_1_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15]=1;CONCATENATE([.A115];&quot; integer default '0',&quot;);&quot;&quot;)" office:value-type="string" office:string-value="Alm_1_2 integer default '0'," calcext:value-type="string">
            <text:p>Alm_1_2 integer default '0',</text:p>
          </table:table-cell>
        </table:table-row>
        <table:table-row table:style-name="ro1">
          <table:table-cell office:value-type="string" calcext:value-type="string">
            <text:p>Alm_1_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16]=1;CONCATENATE([.A116];&quot; integer default '0',&quot;);&quot;&quot;)" office:value-type="string" office:string-value="Alm_1_3 integer default '0'," calcext:value-type="string">
            <text:p>Alm_1_3 integer default '0',</text:p>
          </table:table-cell>
        </table:table-row>
        <table:table-row table:style-name="ro1">
          <table:table-cell office:value-type="string" calcext:value-type="string">
            <text:p>Alm_1_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17]=1;CONCATENATE([.A117];&quot; integer default '0',&quot;);&quot;&quot;)" office:value-type="string" office:string-value="Alm_1_4 integer default '0'," calcext:value-type="string">
            <text:p>Alm_1_4 integer default '0',</text:p>
          </table:table-cell>
        </table:table-row>
        <table:table-row table:style-name="ro1">
          <table:table-cell office:value-type="string" calcext:value-type="string">
            <text:p>Alm_1_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18]=1;CONCATENATE([.A118];&quot; integer default '0',&quot;);&quot;&quot;)" office:value-type="string" office:string-value="Alm_1_5 integer default '0'," calcext:value-type="string">
            <text:p>Alm_1_5 integer default '0',</text:p>
          </table:table-cell>
        </table:table-row>
        <table:table-row table:style-name="ro1">
          <table:table-cell office:value-type="string" calcext:value-type="string">
            <text:p>Alm_1_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19]=1;CONCATENATE([.A119];&quot; integer default '0',&quot;);&quot;&quot;)" office:value-type="string" office:string-value="Alm_1_6 integer default '0'," calcext:value-type="string">
            <text:p>Alm_1_6 integer default '0',</text:p>
          </table:table-cell>
        </table:table-row>
        <table:table-row table:style-name="ro1">
          <table:table-cell office:value-type="string" calcext:value-type="string">
            <text:p>Alm_1_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0]=1;CONCATENATE([.A120];&quot; integer default '0',&quot;);&quot;&quot;)" office:value-type="string" office:string-value="Alm_1_7 integer default '0'," calcext:value-type="string">
            <text:p>Alm_1_7 integer default '0',</text:p>
          </table:table-cell>
        </table:table-row>
        <table:table-row table:style-name="ro1">
          <table:table-cell office:value-type="string" calcext:value-type="string">
            <text:p>Alm_2_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1]=1;CONCATENATE([.A121];&quot; integer default '0',&quot;);&quot;&quot;)" office:value-type="string" office:string-value="Alm_2_1 integer default '0'," calcext:value-type="string">
            <text:p>Alm_2_1 integer default '0',</text:p>
          </table:table-cell>
        </table:table-row>
        <table:table-row table:style-name="ro1">
          <table:table-cell office:value-type="string" calcext:value-type="string">
            <text:p>Alm_2_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2]=1;CONCATENATE([.A122];&quot; integer default '0',&quot;);&quot;&quot;)" office:value-type="string" office:string-value="Alm_2_2 integer default '0'," calcext:value-type="string">
            <text:p>Alm_2_2 integer default '0',</text:p>
          </table:table-cell>
        </table:table-row>
        <table:table-row table:style-name="ro1">
          <table:table-cell office:value-type="string" calcext:value-type="string">
            <text:p>Alm_2_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3]=1;CONCATENATE([.A123];&quot; integer default '0',&quot;);&quot;&quot;)" office:value-type="string" office:string-value="Alm_2_3 integer default '0'," calcext:value-type="string">
            <text:p>Alm_2_3 integer default '0',</text:p>
          </table:table-cell>
        </table:table-row>
        <table:table-row table:style-name="ro1">
          <table:table-cell office:value-type="string" calcext:value-type="string">
            <text:p>Alm_2_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4]=1;CONCATENATE([.A124];&quot; integer default '0',&quot;);&quot;&quot;)" office:value-type="string" office:string-value="Alm_2_4 integer default '0'," calcext:value-type="string">
            <text:p>Alm_2_4 integer default '0',</text:p>
          </table:table-cell>
        </table:table-row>
        <table:table-row table:style-name="ro1">
          <table:table-cell office:value-type="string" calcext:value-type="string">
            <text:p>Alm_2_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5]=1;CONCATENATE([.A125];&quot; integer default '0',&quot;);&quot;&quot;)" office:value-type="string" office:string-value="Alm_2_5 integer default '0'," calcext:value-type="string">
            <text:p>Alm_2_5 integer default '0',</text:p>
          </table:table-cell>
        </table:table-row>
        <table:table-row table:style-name="ro1">
          <table:table-cell office:value-type="string" calcext:value-type="string">
            <text:p>Alm_2_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6]=1;CONCATENATE([.A126];&quot; integer default '0',&quot;);&quot;&quot;)" office:value-type="string" office:string-value="Alm_2_6 integer default '0'," calcext:value-type="string">
            <text:p>Alm_2_6 integer default '0',</text:p>
          </table:table-cell>
        </table:table-row>
        <table:table-row table:style-name="ro1">
          <table:table-cell office:value-type="string" calcext:value-type="string">
            <text:p>Alm_2_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7]=1;CONCATENATE([.A127];&quot; integer default '0',&quot;);&quot;&quot;)" office:value-type="string" office:string-value="Alm_2_7 integer default '0'," calcext:value-type="string">
            <text:p>Alm_2_7 integer default '0',</text:p>
          </table:table-cell>
        </table:table-row>
        <table:table-row table:style-name="ro1">
          <table:table-cell office:value-type="string" calcext:value-type="string">
            <text:p>Alm_3_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8]=1;CONCATENATE([.A128];&quot; integer default '0',&quot;);&quot;&quot;)" office:value-type="string" office:string-value="Alm_3_1 integer default '0'," calcext:value-type="string">
            <text:p>Alm_3_1 integer default '0',</text:p>
          </table:table-cell>
        </table:table-row>
        <table:table-row table:style-name="ro1">
          <table:table-cell office:value-type="string" calcext:value-type="string">
            <text:p>Alm_3_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29]=1;CONCATENATE([.A129];&quot; integer default '0',&quot;);&quot;&quot;)" office:value-type="string" office:string-value="Alm_3_2 integer default '0'," calcext:value-type="string">
            <text:p>Alm_3_2 integer default '0',</text:p>
          </table:table-cell>
        </table:table-row>
        <table:table-row table:style-name="ro1">
          <table:table-cell office:value-type="string" calcext:value-type="string">
            <text:p>Alm_3_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0]=1;CONCATENATE([.A130];&quot; integer default '0',&quot;);&quot;&quot;)" office:value-type="string" office:string-value="Alm_3_3 integer default '0'," calcext:value-type="string">
            <text:p>Alm_3_3 integer default '0',</text:p>
          </table:table-cell>
        </table:table-row>
        <table:table-row table:style-name="ro1">
          <table:table-cell office:value-type="string" calcext:value-type="string">
            <text:p>Alm_3_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1]=1;CONCATENATE([.A131];&quot; integer default '0',&quot;);&quot;&quot;)" office:value-type="string" office:string-value="Alm_3_4 integer default '0'," calcext:value-type="string">
            <text:p>Alm_3_4 integer default '0',</text:p>
          </table:table-cell>
        </table:table-row>
        <table:table-row table:style-name="ro1">
          <table:table-cell office:value-type="string" calcext:value-type="string">
            <text:p>Alm_3_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2]=1;CONCATENATE([.A132];&quot; integer default '0',&quot;);&quot;&quot;)" office:value-type="string" office:string-value="Alm_3_5 integer default '0'," calcext:value-type="string">
            <text:p>Alm_3_5 integer default '0',</text:p>
          </table:table-cell>
        </table:table-row>
        <table:table-row table:style-name="ro1">
          <table:table-cell office:value-type="string" calcext:value-type="string">
            <text:p>Alm_3_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3]=1;CONCATENATE([.A133];&quot; integer default '0',&quot;);&quot;&quot;)" office:value-type="string" office:string-value="Alm_3_6 integer default '0'," calcext:value-type="string">
            <text:p>Alm_3_6 integer default '0',</text:p>
          </table:table-cell>
        </table:table-row>
        <table:table-row table:style-name="ro1">
          <table:table-cell office:value-type="string" calcext:value-type="string">
            <text:p>Alm_3_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4]=1;CONCATENATE([.A134];&quot; integer default '0',&quot;);&quot;&quot;)" office:value-type="string" office:string-value="Alm_3_7 integer default '0'," calcext:value-type="string">
            <text:p>Alm_3_7 integer default '0',</text:p>
          </table:table-cell>
        </table:table-row>
        <table:table-row table:style-name="ro1">
          <table:table-cell office:value-type="string" calcext:value-type="string">
            <text:p>Alm_4_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5]=1;CONCATENATE([.A135];&quot; integer default '0',&quot;);&quot;&quot;)" office:value-type="string" office:string-value="Alm_4_1 integer default '0'," calcext:value-type="string">
            <text:p>Alm_4_1 integer default '0',</text:p>
          </table:table-cell>
        </table:table-row>
        <table:table-row table:style-name="ro1">
          <table:table-cell office:value-type="string" calcext:value-type="string">
            <text:p>Alm_4_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6]=1;CONCATENATE([.A136];&quot; integer default '0',&quot;);&quot;&quot;)" office:value-type="string" office:string-value="Alm_4_2 integer default '0'," calcext:value-type="string">
            <text:p>Alm_4_2 integer default '0',</text:p>
          </table:table-cell>
        </table:table-row>
        <table:table-row table:style-name="ro1">
          <table:table-cell office:value-type="string" calcext:value-type="string">
            <text:p>Alm_4_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7]=1;CONCATENATE([.A137];&quot; integer default '0',&quot;);&quot;&quot;)" office:value-type="string" office:string-value="Alm_4_3 integer default '0'," calcext:value-type="string">
            <text:p>Alm_4_3 integer default '0',</text:p>
          </table:table-cell>
        </table:table-row>
        <table:table-row table:style-name="ro1">
          <table:table-cell office:value-type="string" calcext:value-type="string">
            <text:p>Alm_4_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8]=1;CONCATENATE([.A138];&quot; integer default '0',&quot;);&quot;&quot;)" office:value-type="string" office:string-value="Alm_4_4 integer default '0'," calcext:value-type="string">
            <text:p>Alm_4_4 integer default '0',</text:p>
          </table:table-cell>
        </table:table-row>
        <table:table-row table:style-name="ro1">
          <table:table-cell office:value-type="string" calcext:value-type="string">
            <text:p>Alm_4_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39]=1;CONCATENATE([.A139];&quot; integer default '0',&quot;);&quot;&quot;)" office:value-type="string" office:string-value="Alm_4_5 integer default '0'," calcext:value-type="string">
            <text:p>Alm_4_5 integer default '0',</text:p>
          </table:table-cell>
        </table:table-row>
        <table:table-row table:style-name="ro1">
          <table:table-cell office:value-type="string" calcext:value-type="string">
            <text:p>Alm_4_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0]=1;CONCATENATE([.A140];&quot; integer default '0',&quot;);&quot;&quot;)" office:value-type="string" office:string-value="Alm_4_6 integer default '0'," calcext:value-type="string">
            <text:p>Alm_4_6 integer default '0',</text:p>
          </table:table-cell>
        </table:table-row>
        <table:table-row table:style-name="ro1">
          <table:table-cell office:value-type="string" calcext:value-type="string">
            <text:p>Alm_4_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1]=1;CONCATENATE([.A141];&quot; integer default '0',&quot;);&quot;&quot;)" office:value-type="string" office:string-value="Alm_4_7 integer default '0'," calcext:value-type="string">
            <text:p>Alm_4_7 integer default '0',</text:p>
          </table:table-cell>
        </table:table-row>
        <table:table-row table:style-name="ro1">
          <table:table-cell office:value-type="string" calcext:value-type="string">
            <text:p>Half_1_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2]=1;CONCATENATE([.A142];&quot; integer default '0',&quot;);&quot;&quot;)" office:value-type="string" office:string-value="Half_1_ integer default '0'," calcext:value-type="string">
            <text:p>Half_1_ integer default '0',</text:p>
          </table:table-cell>
        </table:table-row>
        <table:table-row table:style-name="ro1">
          <table:table-cell office:value-type="string" calcext:value-type="string">
            <text:p>Half_2_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3]=1;CONCATENATE([.A143];&quot; integer default '0',&quot;);&quot;&quot;)" office:value-type="string" office:string-value="Half_2_ integer default '0'," calcext:value-type="string">
            <text:p>Half_2_ integer default '0',</text:p>
          </table:table-cell>
        </table:table-row>
        <table:table-row table:style-name="ro1">
          <table:table-cell office:value-type="string" calcext:value-type="string">
            <text:p>Half_3_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4]=1;CONCATENATE([.A144];&quot; integer default '0',&quot;);&quot;&quot;)" office:value-type="string" office:string-value="Half_3_ integer default '0'," calcext:value-type="string">
            <text:p>Half_3_ integer default '0',</text:p>
          </table:table-cell>
        </table:table-row>
        <table:table-row table:style-name="ro1">
          <table:table-cell office:value-type="string" calcext:value-type="string">
            <text:p>Half_4_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5]=1;CONCATENATE([.A145];&quot; integer default '0',&quot;);&quot;&quot;)" office:value-type="string" office:string-value="Half_4_ integer default '0'," calcext:value-type="string">
            <text:p>Half_4_ integer default '0',</text:p>
          </table:table-cell>
        </table:table-row>
        <table:table-row table:style-name="ro1">
          <table:table-cell office:value-type="string" calcext:value-type="string">
            <text:p>Full_1_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6]=1;CONCATENATE([.A146];&quot; integer default '0',&quot;);&quot;&quot;)" office:value-type="string" office:string-value="Full_1_ integer default '0'," calcext:value-type="string">
            <text:p>Full_1_ integer default '0',</text:p>
          </table:table-cell>
        </table:table-row>
        <table:table-row table:style-name="ro1">
          <table:table-cell office:value-type="string" calcext:value-type="string">
            <text:p>Full_2_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7]=1;CONCATENATE([.A147];&quot; integer default '0',&quot;);&quot;&quot;)" office:value-type="string" office:string-value="Full_2_ integer default '0'," calcext:value-type="string">
            <text:p>Full_2_ integer default '0',</text:p>
          </table:table-cell>
        </table:table-row>
        <table:table-row table:style-name="ro1">
          <table:table-cell office:value-type="string" calcext:value-type="string">
            <text:p>Full_3_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8]=1;CONCATENATE([.A148];&quot; integer default '0',&quot;);&quot;&quot;)" office:value-type="string" office:string-value="Full_3_ integer default '0'," calcext:value-type="string">
            <text:p>Full_3_ integer default '0',</text:p>
          </table:table-cell>
        </table:table-row>
        <table:table-row table:style-name="ro1">
          <table:table-cell office:value-type="string" calcext:value-type="string">
            <text:p>Full_4_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49]=1;CONCATENATE([.A149];&quot; integer default '0',&quot;);&quot;&quot;)" office:value-type="string" office:string-value="Full_4_ integer default '0'," calcext:value-type="string">
            <text:p>Full_4_ integer default '0',</text:p>
          </table:table-cell>
        </table:table-row>
        <table:table-row table:style-name="ro1">
          <table:table-cell office:value-type="string" calcext:value-type="string">
            <text:p>Man_1_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0]=1;CONCATENATE([.A150];&quot; integer default '0',&quot;);&quot;&quot;)" office:value-type="string" office:string-value="Man_1_ integer default '0'," calcext:value-type="string">
            <text:p>Man_1_ integer default '0',</text:p>
          </table:table-cell>
        </table:table-row>
        <table:table-row table:style-name="ro1">
          <table:table-cell office:value-type="string" calcext:value-type="string">
            <text:p>Man_2_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1]=1;CONCATENATE([.A151];&quot; integer default '0',&quot;);&quot;&quot;)" office:value-type="string" office:string-value="Man_2_ integer default '0'," calcext:value-type="string">
            <text:p>Man_2_ integer default '0',</text:p>
          </table:table-cell>
        </table:table-row>
        <table:table-row table:style-name="ro1">
          <table:table-cell office:value-type="string" calcext:value-type="string">
            <text:p>Man_3_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2]=1;CONCATENATE([.A152];&quot; integer default '0',&quot;);&quot;&quot;)" office:value-type="string" office:string-value="Man_3_ integer default '0'," calcext:value-type="string">
            <text:p>Man_3_ integer default '0',</text:p>
          </table:table-cell>
        </table:table-row>
        <table:table-row table:style-name="ro1">
          <table:table-cell office:value-type="string" calcext:value-type="string">
            <text:p>Man_4_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3]=1;CONCATENATE([.A153];&quot; integer default '0',&quot;);&quot;&quot;)" office:value-type="string" office:string-value="Man_4_ integer default '0'," calcext:value-type="string">
            <text:p>Man_4_ integer default '0',</text:p>
          </table:table-cell>
        </table:table-row>
        <table:table-row table:style-name="ro1">
          <table:table-cell office:value-type="string" calcext:value-type="string">
            <text:p>Am_1_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4]=1;CONCATENATE([.A154];&quot; integer default '0',&quot;);&quot;&quot;)" office:value-type="string" office:string-value="Am_1_ integer default '0'," calcext:value-type="string">
            <text:p>Am_1_ integer default '0',</text:p>
          </table:table-cell>
        </table:table-row>
        <table:table-row table:style-name="ro1">
          <table:table-cell office:value-type="string" calcext:value-type="string">
            <text:p>Am_2_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5]=1;CONCATENATE([.A155];&quot; integer default '0',&quot;);&quot;&quot;)" office:value-type="string" office:string-value="Am_2_ integer default '0'," calcext:value-type="string">
            <text:p>Am_2_ integer default '0',</text:p>
          </table:table-cell>
        </table:table-row>
        <table:table-row table:style-name="ro1">
          <table:table-cell office:value-type="string" calcext:value-type="string">
            <text:p>Am_3_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6]=1;CONCATENATE([.A156];&quot; integer default '0',&quot;);&quot;&quot;)" office:value-type="string" office:string-value="Am_3_ integer default '0'," calcext:value-type="string">
            <text:p>Am_3_ integer default '0',</text:p>
          </table:table-cell>
        </table:table-row>
        <table:table-row table:style-name="ro1">
          <table:table-cell office:value-type="string" calcext:value-type="string">
            <text:p>Am_4_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7]=1;CONCATENATE([.A157];&quot; integer default '0',&quot;);&quot;&quot;)" office:value-type="string" office:string-value="Am_4_ integer default '0'," calcext:value-type="string">
            <text:p>Am_4_ integer default '0',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8]=1;CONCATENATE([.A158];&quot; integer default '0',&quot;);&quot;&quot;)" office:value-type="string" office:string-value="Alarm integer default '0'," calcext:value-type="string">
            <text:p>Alarm integer default '0',</text:p>
          </table:table-cell>
        </table:table-row>
        <table:table-row table:style-name="ro1">
          <table:table-cell office:value-type="string" calcext:value-type="string">
            <text:p>Cvi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59]=1;CONCATENATE([.A159];&quot; integer default '0',&quot;);&quot;&quot;)" office:value-type="string" office:string-value="Cvit integer default '0'," calcext:value-type="string">
            <text:p>Cvit integer default '0',</text:p>
          </table:table-cell>
        </table:table-row>
        <table:table-row table:style-name="ro1">
          <table:table-cell office:value-type="string" calcext:value-type="string">
            <text:p>Tp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0]=1;CONCATENATE([.A160];&quot; integer default '0',&quot;);&quot;&quot;)" office:value-type="string" office:string-value="Tper integer default '0'," calcext:value-type="string">
            <text:p>Tper integer default '0',</text:p>
          </table:table-cell>
        </table:table-row>
        <table:table-row table:style-name="ro1">
          <table:table-cell office:value-type="string" calcext:value-type="string">
            <text:p>Nom_Cu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1]=1;CONCATENATE([.A161];&quot; integer default '0',&quot;);&quot;&quot;)" office:value-type="string" office:string-value="Nom_Cur integer default '0'," calcext:value-type="string">
            <text:p>Nom_Cur integer default '0',</text:p>
          </table:table-cell>
        </table:table-row>
        <table:table-row table:style-name="ro1">
          <table:table-cell office:value-type="string" calcext:value-type="string">
            <text:p>Nom_cur_of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2]=1;CONCATENATE([.A162];&quot; integer default '0',&quot;);&quot;&quot;)" office:value-type="string" office:string-value="Nom_cur_of integer default '0'," calcext:value-type="string">
            <text:p>Nom_cur_of integer default '0',</text:p>
          </table:table-cell>
        </table:table-row>
        <table:table-row table:style-name="ro1">
          <table:table-cell office:value-type="string" calcext:value-type="string">
            <text:p>State_1_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3]=1;CONCATENATE([.A163];&quot; integer default '0',&quot;);&quot;&quot;)" office:value-type="string" office:string-value="State_1_ integer default '0'," calcext:value-type="string">
            <text:p>State_1_ integer default '0',</text:p>
          </table:table-cell>
        </table:table-row>
        <table:table-row table:style-name="ro1">
          <table:table-cell office:value-type="string" calcext:value-type="string">
            <text:p>State_2_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4]=1;CONCATENATE([.A164];&quot; integer default '0',&quot;);&quot;&quot;)" office:value-type="string" office:string-value="State_2_ integer default '0'," calcext:value-type="string">
            <text:p>State_2_ integer default '0',</text:p>
          </table:table-cell>
        </table:table-row>
        <table:table-row table:style-name="ro1">
          <table:table-cell office:value-type="string" calcext:value-type="string">
            <text:p>State_3_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5]=1;CONCATENATE([.A165];&quot; integer default '0',&quot;);&quot;&quot;)" office:value-type="string" office:string-value="State_3_ integer default '0'," calcext:value-type="string">
            <text:p>State_3_ integer default '0',</text:p>
          </table:table-cell>
        </table:table-row>
        <table:table-row table:style-name="ro1">
          <table:table-cell office:value-type="string" calcext:value-type="string">
            <text:p>State_4_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6]=1;CONCATENATE([.A166];&quot; integer default '0',&quot;);&quot;&quot;)" office:value-type="string" office:string-value="State_4_ integer default '0'," calcext:value-type="string">
            <text:p>State_4_ integer default '0',</text:p>
          </table:table-cell>
        </table:table-row>
        <table:table-row table:style-name="ro1">
          <table:table-cell office:value-type="string" calcext:value-type="string">
            <text:p>Tf_m_1_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7]=1;CONCATENATE([.A16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m_2_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8]=1;CONCATENATE([.A16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m_3_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69]=1;CONCATENATE([.A16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m_4_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0]=1;CONCATENATE([.A17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m_5_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1]=1;CONCATENATE([.A17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m_6_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2]=1;CONCATENATE([.A17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h_1_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3]=1;CONCATENATE([.A17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h_2_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4]=1;CONCATENATE([.A17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h_3_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5]=1;CONCATENATE([.A17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h_4_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6]=1;CONCATENATE([.A17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h_5_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7]=1;CONCATENATE([.A17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f_h_6_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8]=1;CONCATENATE([.A17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skyd_1_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79]=1;CONCATENATE([.A17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skyd_2_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0]=1;CONCATENATE([.A18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skyd_3_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1]=1;CONCATENATE([.A18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skyd_4_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2]=1;CONCATENATE([.A18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zatr_1_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3]=1;CONCATENATE([.A18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zatr_2_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4]=1;CONCATENATE([.A18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zatr_3_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5]=1;CONCATENATE([.A18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zatr_4_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6]=1;CONCATENATE([.A18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osad_1_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7]=1;CONCATENATE([.A18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osad_2_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8]=1;CONCATENATE([.A18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osad_3_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89]=1;CONCATENATE([.A18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osad_4_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90]=1;CONCATENATE([.A19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prom_1_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91]=1;CONCATENATE([.A19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prom_2_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92]=1;CONCATENATE([.A19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prom_3_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93]=1;CONCATENATE([.A19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prom_4_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94]=1;CONCATENATE([.A19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vids_1_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95]=1;CONCATENATE([.A19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vids_2_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96]=1;CONCATENATE([.A19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vids_3_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97]=1;CONCATENATE([.A19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vids_4_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198]=1;CONCATENATE([.A198];&quot; integer default '0',&quot;);&quot;&quot;)">
            <text:p/>
          </table:table-cell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Q_z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al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[.A6]" office:value-type="string" office:string-value="V_01" calcext:value-type="string">
            <text:p>V_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NCATENATE([.A204];&quot;:=INT_REAL(eep_n_r(&quot;;[.I204];&quot;));&quot;)" office:value-type="string" office:string-value="Q_zd:=INT_REAL(eep_n_r(1));" calcext:value-type="string">
            <text:p>Q_zd:=INT_REAL(eep_n_r(1));</text:p>
          </table:table-cell>
          <table:table-cell table:formula="of:=CONCATENATE(&quot;Res:=eep_n_w(&quot;;[.I204];&quot;,REAL_INT(&quot;;[.A204];&quot;));&quot;)" office:value-type="string" office:string-value="Res:=eep_n_w(1,REAL_INT(Q_zd));" calcext:value-type="string">
            <text:p>Res:=eep_n_w(1,REAL_INT(Q_zd));</text:p>
          </table:table-cell>
          <table:table-cell table:number-columns-repeated="3"/>
          <table:table-cell table:formula="of:=IF([.E204]=1;CONCATENATE([.A204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_L_sus_z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CONCATENATE([.A206];&quot;:=eep_n_r(&quot;;[.I206];&quot;);&quot;)" office:value-type="string" office:string-value="d_L_sus_zd:=eep_n_r(2);" calcext:value-type="string">
            <text:p>d_L_sus_zd:=eep_n_r(2);</text:p>
          </table:table-cell>
          <table:table-cell table:formula="of:=CONCATENATE(&quot;Res:=eep_n_w(&quot;;[.I206];&quot;,&quot;;[.A206];&quot;);&quot;)" office:value-type="string" office:string-value="Res:=eep_n_w(2,d_L_sus_zd);" calcext:value-type="string">
            <text:p>Res:=eep_n_w(2,d_L_sus_zd);</text:p>
          </table:table-cell>
          <table:table-cell table:number-columns-repeated="3"/>
          <table:table-cell table:formula="of:=IF([.E206]=1;CONCATENATE([.A206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Nc_zd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CONCATENATE([.A207];&quot;:=eep_n_r(&quot;;[.I207];&quot;);&quot;)" office:value-type="string" office:string-value="Nc_zd:=eep_n_r(3);" calcext:value-type="string">
            <text:p>Nc_zd:=eep_n_r(3);</text:p>
          </table:table-cell>
          <table:table-cell table:formula="of:=CONCATENATE(&quot;Res:=eep_n_w(&quot;;[.I207];&quot;,&quot;;[.A207];&quot;);&quot;)" office:value-type="string" office:string-value="Res:=eep_n_w(3,Nc_zd);" calcext:value-type="string">
            <text:p>Res:=eep_n_w(3,Nc_zd);</text:p>
          </table:table-cell>
          <table:table-cell table:number-columns-repeated="3"/>
          <table:table-cell table:formula="of:=IF([.E207]=1;CONCATENATE([.A207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0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CONCATENATE([.A208];&quot;:=eep_n_r(&quot;;[.I208];&quot;);&quot;)" office:value-type="string" office:string-value="f_V_01:=eep_n_r(21);" calcext:value-type="string">
            <text:p>f_V_01:=eep_n_r(21);</text:p>
          </table:table-cell>
          <table:table-cell table:formula="of:=CONCATENATE(&quot;Res:=eep_n_w(&quot;;[.I208];&quot;,&quot;;[.A208];&quot;);&quot;)" office:value-type="string" office:string-value="Res:=eep_n_w(21,f_V_01);" calcext:value-type="string">
            <text:p>Res:=eep_n_w(21,f_V_01);</text:p>
          </table:table-cell>
          <table:table-cell table:number-columns-repeated="3"/>
          <table:table-cell table:formula="of:=IF([.E208]=1;CONCATENATE([.A208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formula="of:=CONCATENATE([.A209];&quot;:=eep_n_r(&quot;;[.I209];&quot;);&quot;)" office:value-type="string" office:string-value="f_V_02:=eep_n_r(22);" calcext:value-type="string">
            <text:p>f_V_02:=eep_n_r(22);</text:p>
          </table:table-cell>
          <table:table-cell table:formula="of:=CONCATENATE(&quot;Res:=eep_n_w(&quot;;[.I209];&quot;,&quot;;[.A209];&quot;);&quot;)" office:value-type="string" office:string-value="Res:=eep_n_w(22,f_V_02);" calcext:value-type="string">
            <text:p>Res:=eep_n_w(22,f_V_02);</text:p>
          </table:table-cell>
          <table:table-cell table:number-columns-repeated="3"/>
          <table:table-cell table:formula="of:=IF([.E209]=1;CONCATENATE([.A209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0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formula="of:=CONCATENATE([.A210];&quot;:=eep_n_r(&quot;;[.I210];&quot;);&quot;)" office:value-type="string" office:string-value="f_V_03:=eep_n_r(23);" calcext:value-type="string">
            <text:p>f_V_03:=eep_n_r(23);</text:p>
          </table:table-cell>
          <table:table-cell table:formula="of:=CONCATENATE(&quot;Res:=eep_n_w(&quot;;[.I210];&quot;,&quot;;[.A210];&quot;);&quot;)" office:value-type="string" office:string-value="Res:=eep_n_w(23,f_V_03);" calcext:value-type="string">
            <text:p>Res:=eep_n_w(23,f_V_03);</text:p>
          </table:table-cell>
          <table:table-cell table:number-columns-repeated="3"/>
          <table:table-cell table:formula="of:=IF([.E210]=1;CONCATENATE([.A210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0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formula="of:=CONCATENATE([.A211];&quot;:=eep_n_r(&quot;;[.I211];&quot;);&quot;)" office:value-type="string" office:string-value="f_V_04:=eep_n_r(24);" calcext:value-type="string">
            <text:p>f_V_04:=eep_n_r(24);</text:p>
          </table:table-cell>
          <table:table-cell table:formula="of:=CONCATENATE(&quot;Res:=eep_n_w(&quot;;[.I211];&quot;,&quot;;[.A211];&quot;);&quot;)" office:value-type="string" office:string-value="Res:=eep_n_w(24,f_V_04);" calcext:value-type="string">
            <text:p>Res:=eep_n_w(24,f_V_04);</text:p>
          </table:table-cell>
          <table:table-cell table:number-columns-repeated="3"/>
          <table:table-cell table:formula="of:=IF([.E211]=1;CONCATENATE([.A211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0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CONCATENATE([.A212];&quot;:=eep_n_r(&quot;;[.I212];&quot;);&quot;)" office:value-type="string" office:string-value="f_V_05:=eep_n_r(25);" calcext:value-type="string">
            <text:p>f_V_05:=eep_n_r(25);</text:p>
          </table:table-cell>
          <table:table-cell table:formula="of:=CONCATENATE(&quot;Res:=eep_n_w(&quot;;[.I212];&quot;,&quot;;[.A212];&quot;);&quot;)" office:value-type="string" office:string-value="Res:=eep_n_w(25,f_V_05);" calcext:value-type="string">
            <text:p>Res:=eep_n_w(25,f_V_05);</text:p>
          </table:table-cell>
          <table:table-cell table:number-columns-repeated="3"/>
          <table:table-cell table:formula="of:=IF([.E212]=1;CONCATENATE([.A212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0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formula="of:=CONCATENATE([.A213];&quot;:=eep_n_r(&quot;;[.I213];&quot;);&quot;)" office:value-type="string" office:string-value="f_V_06:=eep_n_r(26);" calcext:value-type="string">
            <text:p>f_V_06:=eep_n_r(26);</text:p>
          </table:table-cell>
          <table:table-cell table:formula="of:=CONCATENATE(&quot;Res:=eep_n_w(&quot;;[.I213];&quot;,&quot;;[.A213];&quot;);&quot;)" office:value-type="string" office:string-value="Res:=eep_n_w(26,f_V_06);" calcext:value-type="string">
            <text:p>Res:=eep_n_w(26,f_V_06);</text:p>
          </table:table-cell>
          <table:table-cell table:number-columns-repeated="3"/>
          <table:table-cell table:formula="of:=IF([.E213]=1;CONCATENATE([.A213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0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formula="of:=CONCATENATE([.A214];&quot;:=eep_n_r(&quot;;[.I214];&quot;);&quot;)" office:value-type="string" office:string-value="f_V_07:=eep_n_r(27);" calcext:value-type="string">
            <text:p>f_V_07:=eep_n_r(27);</text:p>
          </table:table-cell>
          <table:table-cell table:formula="of:=CONCATENATE(&quot;Res:=eep_n_w(&quot;;[.I214];&quot;,&quot;;[.A214];&quot;);&quot;)" office:value-type="string" office:string-value="Res:=eep_n_w(27,f_V_07);" calcext:value-type="string">
            <text:p>Res:=eep_n_w(27,f_V_07);</text:p>
          </table:table-cell>
          <table:table-cell table:number-columns-repeated="3"/>
          <table:table-cell table:formula="of:=IF([.E214]=1;CONCATENATE([.A214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0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formula="of:=CONCATENATE([.A215];&quot;:=eep_n_r(&quot;;[.I215];&quot;);&quot;)" office:value-type="string" office:string-value="f_V_08:=eep_n_r(28);" calcext:value-type="string">
            <text:p>f_V_08:=eep_n_r(28);</text:p>
          </table:table-cell>
          <table:table-cell table:formula="of:=CONCATENATE(&quot;Res:=eep_n_w(&quot;;[.I215];&quot;,&quot;;[.A215];&quot;);&quot;)" office:value-type="string" office:string-value="Res:=eep_n_w(28,f_V_08);" calcext:value-type="string">
            <text:p>Res:=eep_n_w(28,f_V_08);</text:p>
          </table:table-cell>
          <table:table-cell table:number-columns-repeated="3"/>
          <table:table-cell table:formula="of:=IF([.E215]=1;CONCATENATE([.A215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formula="of:=CONCATENATE([.A216];&quot;:=eep_n_r(&quot;;[.I216];&quot;);&quot;)" office:value-type="string" office:string-value="f_V_09:=eep_n_r(29);" calcext:value-type="string">
            <text:p>f_V_09:=eep_n_r(29);</text:p>
          </table:table-cell>
          <table:table-cell table:formula="of:=CONCATENATE(&quot;Res:=eep_n_w(&quot;;[.I216];&quot;,&quot;;[.A216];&quot;);&quot;)" office:value-type="string" office:string-value="Res:=eep_n_w(29,f_V_09);" calcext:value-type="string">
            <text:p>Res:=eep_n_w(29,f_V_09);</text:p>
          </table:table-cell>
          <table:table-cell table:number-columns-repeated="3"/>
          <table:table-cell table:formula="of:=IF([.E216]=1;CONCATENATE([.A216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formula="of:=CONCATENATE([.A217];&quot;:=eep_n_r(&quot;;[.I217];&quot;);&quot;)" office:value-type="string" office:string-value="f_V_10:=eep_n_r(30);" calcext:value-type="string">
            <text:p>f_V_10:=eep_n_r(30);</text:p>
          </table:table-cell>
          <table:table-cell table:formula="of:=CONCATENATE(&quot;Res:=eep_n_w(&quot;;[.I217];&quot;,&quot;;[.A217];&quot;);&quot;)" office:value-type="string" office:string-value="Res:=eep_n_w(30,f_V_10);" calcext:value-type="string">
            <text:p>Res:=eep_n_w(30,f_V_10);</text:p>
          </table:table-cell>
          <table:table-cell table:number-columns-repeated="3"/>
          <table:table-cell table:formula="of:=IF([.E217]=1;CONCATENATE([.A217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table:formula="of:=CONCATENATE([.A218];&quot;:=eep_n_r(&quot;;[.I218];&quot;);&quot;)" office:value-type="string" office:string-value="f_V_11:=eep_n_r(31);" calcext:value-type="string">
            <text:p>f_V_11:=eep_n_r(31);</text:p>
          </table:table-cell>
          <table:table-cell table:formula="of:=CONCATENATE(&quot;Res:=eep_n_w(&quot;;[.I218];&quot;,&quot;;[.A218];&quot;);&quot;)" office:value-type="string" office:string-value="Res:=eep_n_w(31,f_V_11);" calcext:value-type="string">
            <text:p>Res:=eep_n_w(31,f_V_11);</text:p>
          </table:table-cell>
          <table:table-cell table:number-columns-repeated="3"/>
          <table:table-cell table:formula="of:=IF([.E218]=1;CONCATENATE([.A218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CONCATENATE([.A219];&quot;:=eep_n_r(&quot;;[.I219];&quot;);&quot;)" office:value-type="string" office:string-value="f_V_12:=eep_n_r(32);" calcext:value-type="string">
            <text:p>f_V_12:=eep_n_r(32);</text:p>
          </table:table-cell>
          <table:table-cell table:formula="of:=CONCATENATE(&quot;Res:=eep_n_w(&quot;;[.I219];&quot;,&quot;;[.A219];&quot;);&quot;)" office:value-type="string" office:string-value="Res:=eep_n_w(32,f_V_12);" calcext:value-type="string">
            <text:p>Res:=eep_n_w(32,f_V_12);</text:p>
          </table:table-cell>
          <table:table-cell table:number-columns-repeated="3"/>
          <table:table-cell table:formula="of:=IF([.E219]=1;CONCATENATE([.A219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formula="of:=CONCATENATE([.A220];&quot;:=eep_n_r(&quot;;[.I220];&quot;);&quot;)" office:value-type="string" office:string-value="f_V_13:=eep_n_r(33);" calcext:value-type="string">
            <text:p>f_V_13:=eep_n_r(33);</text:p>
          </table:table-cell>
          <table:table-cell table:formula="of:=CONCATENATE(&quot;Res:=eep_n_w(&quot;;[.I220];&quot;,&quot;;[.A220];&quot;);&quot;)" office:value-type="string" office:string-value="Res:=eep_n_w(33,f_V_13);" calcext:value-type="string">
            <text:p>Res:=eep_n_w(33,f_V_13);</text:p>
          </table:table-cell>
          <table:table-cell table:number-columns-repeated="3"/>
          <table:table-cell table:formula="of:=IF([.E220]=1;CONCATENATE([.A220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formula="of:=CONCATENATE([.A221];&quot;:=eep_n_r(&quot;;[.I221];&quot;);&quot;)" office:value-type="string" office:string-value="f_V_14:=eep_n_r(34);" calcext:value-type="string">
            <text:p>f_V_14:=eep_n_r(34);</text:p>
          </table:table-cell>
          <table:table-cell table:formula="of:=CONCATENATE(&quot;Res:=eep_n_w(&quot;;[.I221];&quot;,&quot;;[.A221];&quot;);&quot;)" office:value-type="string" office:string-value="Res:=eep_n_w(34,f_V_14);" calcext:value-type="string">
            <text:p>Res:=eep_n_w(34,f_V_14);</text:p>
          </table:table-cell>
          <table:table-cell table:number-columns-repeated="3"/>
          <table:table-cell table:formula="of:=IF([.E221]=1;CONCATENATE([.A221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table:formula="of:=CONCATENATE([.A222];&quot;:=eep_n_r(&quot;;[.I222];&quot;);&quot;)" office:value-type="string" office:string-value="f_V_15:=eep_n_r(35);" calcext:value-type="string">
            <text:p>f_V_15:=eep_n_r(35);</text:p>
          </table:table-cell>
          <table:table-cell table:formula="of:=CONCATENATE(&quot;Res:=eep_n_w(&quot;;[.I222];&quot;,&quot;;[.A222];&quot;);&quot;)" office:value-type="string" office:string-value="Res:=eep_n_w(35,f_V_15);" calcext:value-type="string">
            <text:p>Res:=eep_n_w(35,f_V_15);</text:p>
          </table:table-cell>
          <table:table-cell table:number-columns-repeated="3"/>
          <table:table-cell table:formula="of:=IF([.E222]=1;CONCATENATE([.A222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formula="of:=CONCATENATE([.A223];&quot;:=eep_n_r(&quot;;[.I223];&quot;);&quot;)" office:value-type="string" office:string-value="f_V_16:=eep_n_r(36);" calcext:value-type="string">
            <text:p>f_V_16:=eep_n_r(36);</text:p>
          </table:table-cell>
          <table:table-cell table:formula="of:=CONCATENATE(&quot;Res:=eep_n_w(&quot;;[.I223];&quot;,&quot;;[.A223];&quot;);&quot;)" office:value-type="string" office:string-value="Res:=eep_n_w(36,f_V_16);" calcext:value-type="string">
            <text:p>Res:=eep_n_w(36,f_V_16);</text:p>
          </table:table-cell>
          <table:table-cell table:number-columns-repeated="3"/>
          <table:table-cell table:formula="of:=IF([.E223]=1;CONCATENATE([.A223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formula="of:=CONCATENATE([.A224];&quot;:=eep_n_r(&quot;;[.I224];&quot;);&quot;)" office:value-type="string" office:string-value="f_V_17:=eep_n_r(37);" calcext:value-type="string">
            <text:p>f_V_17:=eep_n_r(37);</text:p>
          </table:table-cell>
          <table:table-cell table:formula="of:=CONCATENATE(&quot;Res:=eep_n_w(&quot;;[.I224];&quot;,&quot;;[.A224];&quot;);&quot;)" office:value-type="string" office:string-value="Res:=eep_n_w(37,f_V_17);" calcext:value-type="string">
            <text:p>Res:=eep_n_w(37,f_V_17);</text:p>
          </table:table-cell>
          <table:table-cell table:number-columns-repeated="3"/>
          <table:table-cell table:formula="of:=IF([.E224]=1;CONCATENATE([.A224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table:formula="of:=CONCATENATE([.A225];&quot;:=eep_n_r(&quot;;[.I225];&quot;);&quot;)" office:value-type="string" office:string-value="f_V_18:=eep_n_r(38);" calcext:value-type="string">
            <text:p>f_V_18:=eep_n_r(38);</text:p>
          </table:table-cell>
          <table:table-cell table:formula="of:=CONCATENATE(&quot;Res:=eep_n_w(&quot;;[.I225];&quot;,&quot;;[.A225];&quot;);&quot;)" office:value-type="string" office:string-value="Res:=eep_n_w(38,f_V_18);" calcext:value-type="string">
            <text:p>Res:=eep_n_w(38,f_V_18);</text:p>
          </table:table-cell>
          <table:table-cell table:number-columns-repeated="3"/>
          <table:table-cell table:formula="of:=IF([.E225]=1;CONCATENATE([.A225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1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formula="of:=CONCATENATE([.A226];&quot;:=eep_n_r(&quot;;[.I226];&quot;);&quot;)" office:value-type="string" office:string-value="f_V_19:=eep_n_r(39);" calcext:value-type="string">
            <text:p>f_V_19:=eep_n_r(39);</text:p>
          </table:table-cell>
          <table:table-cell table:formula="of:=CONCATENATE(&quot;Res:=eep_n_w(&quot;;[.I226];&quot;,&quot;;[.A226];&quot;);&quot;)" office:value-type="string" office:string-value="Res:=eep_n_w(39,f_V_19);" calcext:value-type="string">
            <text:p>Res:=eep_n_w(39,f_V_19);</text:p>
          </table:table-cell>
          <table:table-cell table:number-columns-repeated="3"/>
          <table:table-cell table:formula="of:=IF([.E226]=1;CONCATENATE([.A226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formula="of:=CONCATENATE([.A227];&quot;:=eep_n_r(&quot;;[.I227];&quot;);&quot;)" office:value-type="string" office:string-value="f_V_20:=eep_n_r(40);" calcext:value-type="string">
            <text:p>f_V_20:=eep_n_r(40);</text:p>
          </table:table-cell>
          <table:table-cell table:formula="of:=CONCATENATE(&quot;Res:=eep_n_w(&quot;;[.I227];&quot;,&quot;;[.A227];&quot;);&quot;)" office:value-type="string" office:string-value="Res:=eep_n_w(40,f_V_20);" calcext:value-type="string">
            <text:p>Res:=eep_n_w(40,f_V_20);</text:p>
          </table:table-cell>
          <table:table-cell table:number-columns-repeated="3"/>
          <table:table-cell table:formula="of:=IF([.E227]=1;CONCATENATE([.A227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table:formula="of:=CONCATENATE([.A228];&quot;:=eep_n_r(&quot;;[.I228];&quot;);&quot;)" office:value-type="string" office:string-value="f_V_21:=eep_n_r(41);" calcext:value-type="string">
            <text:p>f_V_21:=eep_n_r(41);</text:p>
          </table:table-cell>
          <table:table-cell table:formula="of:=CONCATENATE(&quot;Res:=eep_n_w(&quot;;[.I228];&quot;,&quot;;[.A228];&quot;);&quot;)" office:value-type="string" office:string-value="Res:=eep_n_w(41,f_V_21);" calcext:value-type="string">
            <text:p>Res:=eep_n_w(41,f_V_21);</text:p>
          </table:table-cell>
          <table:table-cell table:number-columns-repeated="3"/>
          <table:table-cell table:formula="of:=IF([.E228]=1;CONCATENATE([.A228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formula="of:=CONCATENATE([.A229];&quot;:=eep_n_r(&quot;;[.I229];&quot;);&quot;)" office:value-type="string" office:string-value="f_V_22:=eep_n_r(42);" calcext:value-type="string">
            <text:p>f_V_22:=eep_n_r(42);</text:p>
          </table:table-cell>
          <table:table-cell table:formula="of:=CONCATENATE(&quot;Res:=eep_n_w(&quot;;[.I229];&quot;,&quot;;[.A229];&quot;);&quot;)" office:value-type="string" office:string-value="Res:=eep_n_w(42,f_V_22);" calcext:value-type="string">
            <text:p>Res:=eep_n_w(42,f_V_22);</text:p>
          </table:table-cell>
          <table:table-cell table:number-columns-repeated="3"/>
          <table:table-cell table:formula="of:=IF([.E229]=1;CONCATENATE([.A229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formula="of:=CONCATENATE([.A230];&quot;:=eep_n_r(&quot;;[.I230];&quot;);&quot;)" office:value-type="string" office:string-value="f_V_23:=eep_n_r(43);" calcext:value-type="string">
            <text:p>f_V_23:=eep_n_r(43);</text:p>
          </table:table-cell>
          <table:table-cell table:formula="of:=CONCATENATE(&quot;Res:=eep_n_w(&quot;;[.I230];&quot;,&quot;;[.A230];&quot;);&quot;)" office:value-type="string" office:string-value="Res:=eep_n_w(43,f_V_23);" calcext:value-type="string">
            <text:p>Res:=eep_n_w(43,f_V_23);</text:p>
          </table:table-cell>
          <table:table-cell table:number-columns-repeated="3"/>
          <table:table-cell table:formula="of:=IF([.E230]=1;CONCATENATE([.A230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table:formula="of:=CONCATENATE([.A231];&quot;:=eep_n_r(&quot;;[.I231];&quot;);&quot;)" office:value-type="string" office:string-value="f_V_24:=eep_n_r(44);" calcext:value-type="string">
            <text:p>f_V_24:=eep_n_r(44);</text:p>
          </table:table-cell>
          <table:table-cell table:formula="of:=CONCATENATE(&quot;Res:=eep_n_w(&quot;;[.I231];&quot;,&quot;;[.A231];&quot;);&quot;)" office:value-type="string" office:string-value="Res:=eep_n_w(44,f_V_24);" calcext:value-type="string">
            <text:p>Res:=eep_n_w(44,f_V_24);</text:p>
          </table:table-cell>
          <table:table-cell table:number-columns-repeated="3"/>
          <table:table-cell table:formula="of:=IF([.E231]=1;CONCATENATE([.A231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formula="of:=CONCATENATE([.A232];&quot;:=eep_n_r(&quot;;[.I232];&quot;);&quot;)" office:value-type="string" office:string-value="f_V_25:=eep_n_r(45);" calcext:value-type="string">
            <text:p>f_V_25:=eep_n_r(45);</text:p>
          </table:table-cell>
          <table:table-cell table:formula="of:=CONCATENATE(&quot;Res:=eep_n_w(&quot;;[.I232];&quot;,&quot;;[.A232];&quot;);&quot;)" office:value-type="string" office:string-value="Res:=eep_n_w(45,f_V_25);" calcext:value-type="string">
            <text:p>Res:=eep_n_w(45,f_V_25);</text:p>
          </table:table-cell>
          <table:table-cell table:number-columns-repeated="3"/>
          <table:table-cell table:formula="of:=IF([.E232]=1;CONCATENATE([.A232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CONCATENATE([.A233];&quot;:=eep_n_r(&quot;;[.I233];&quot;);&quot;)" office:value-type="string" office:string-value="f_V_26:=eep_n_r(46);" calcext:value-type="string">
            <text:p>f_V_26:=eep_n_r(46);</text:p>
          </table:table-cell>
          <table:table-cell table:formula="of:=CONCATENATE(&quot;Res:=eep_n_w(&quot;;[.I233];&quot;,&quot;;[.A233];&quot;);&quot;)" office:value-type="string" office:string-value="Res:=eep_n_w(46,f_V_26);" calcext:value-type="string">
            <text:p>Res:=eep_n_w(46,f_V_26);</text:p>
          </table:table-cell>
          <table:table-cell table:number-columns-repeated="3"/>
          <table:table-cell table:formula="of:=IF([.E233]=1;CONCATENATE([.A233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formula="of:=CONCATENATE([.A234];&quot;:=eep_n_r(&quot;;[.I234];&quot;);&quot;)" office:value-type="string" office:string-value="f_V_27:=eep_n_r(47);" calcext:value-type="string">
            <text:p>f_V_27:=eep_n_r(47);</text:p>
          </table:table-cell>
          <table:table-cell table:formula="of:=CONCATENATE(&quot;Res:=eep_n_w(&quot;;[.I234];&quot;,&quot;;[.A234];&quot;);&quot;)" office:value-type="string" office:string-value="Res:=eep_n_w(47,f_V_27);" calcext:value-type="string">
            <text:p>Res:=eep_n_w(47,f_V_27);</text:p>
          </table:table-cell>
          <table:table-cell table:number-columns-repeated="3"/>
          <table:table-cell table:formula="of:=IF([.E234]=1;CONCATENATE([.A234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formula="of:=CONCATENATE([.A235];&quot;:=eep_n_r(&quot;;[.I235];&quot;);&quot;)" office:value-type="string" office:string-value="f_V_28:=eep_n_r(48);" calcext:value-type="string">
            <text:p>f_V_28:=eep_n_r(48);</text:p>
          </table:table-cell>
          <table:table-cell table:formula="of:=CONCATENATE(&quot;Res:=eep_n_w(&quot;;[.I235];&quot;,&quot;;[.A235];&quot;);&quot;)" office:value-type="string" office:string-value="Res:=eep_n_w(48,f_V_28);" calcext:value-type="string">
            <text:p>Res:=eep_n_w(48,f_V_28);</text:p>
          </table:table-cell>
          <table:table-cell table:number-columns-repeated="3"/>
          <table:table-cell table:formula="of:=IF([.E235]=1;CONCATENATE([.A235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2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formula="of:=CONCATENATE([.A236];&quot;:=eep_n_r(&quot;;[.I236];&quot;);&quot;)" office:value-type="string" office:string-value="f_V_29:=eep_n_r(49);" calcext:value-type="string">
            <text:p>f_V_29:=eep_n_r(49);</text:p>
          </table:table-cell>
          <table:table-cell table:formula="of:=CONCATENATE(&quot;Res:=eep_n_w(&quot;;[.I236];&quot;,&quot;;[.A236];&quot;);&quot;)" office:value-type="string" office:string-value="Res:=eep_n_w(49,f_V_29);" calcext:value-type="string">
            <text:p>Res:=eep_n_w(49,f_V_29);</text:p>
          </table:table-cell>
          <table:table-cell table:number-columns-repeated="3"/>
          <table:table-cell table:formula="of:=IF([.E236]=1;CONCATENATE([.A236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3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table:formula="of:=CONCATENATE([.A237];&quot;:=eep_n_r(&quot;;[.I237];&quot;);&quot;)" office:value-type="string" office:string-value="f_V_30:=eep_n_r(50);" calcext:value-type="string">
            <text:p>f_V_30:=eep_n_r(50);</text:p>
          </table:table-cell>
          <table:table-cell table:formula="of:=CONCATENATE(&quot;Res:=eep_n_w(&quot;;[.I237];&quot;,&quot;;[.A237];&quot;);&quot;)" office:value-type="string" office:string-value="Res:=eep_n_w(50,f_V_30);" calcext:value-type="string">
            <text:p>Res:=eep_n_w(50,f_V_30);</text:p>
          </table:table-cell>
          <table:table-cell table:number-columns-repeated="3"/>
          <table:table-cell table:formula="of:=IF([.E237]=1;CONCATENATE([.A237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3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formula="of:=CONCATENATE([.A238];&quot;:=eep_n_r(&quot;;[.I238];&quot;);&quot;)" office:value-type="string" office:string-value="f_V_31:=eep_n_r(51);" calcext:value-type="string">
            <text:p>f_V_31:=eep_n_r(51);</text:p>
          </table:table-cell>
          <table:table-cell table:formula="of:=CONCATENATE(&quot;Res:=eep_n_w(&quot;;[.I238];&quot;,&quot;;[.A238];&quot;);&quot;)" office:value-type="string" office:string-value="Res:=eep_n_w(51,f_V_31);" calcext:value-type="string">
            <text:p>Res:=eep_n_w(51,f_V_31);</text:p>
          </table:table-cell>
          <table:table-cell table:number-columns-repeated="3"/>
          <table:table-cell table:formula="of:=IF([.E238]=1;CONCATENATE([.A238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f_V_3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nteg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table:formula="of:=CONCATENATE([.A239];&quot;:=eep_n_r(&quot;;[.I239];&quot;);&quot;)" office:value-type="string" office:string-value="f_V_32:=eep_n_r(52);" calcext:value-type="string">
            <text:p>f_V_32:=eep_n_r(52);</text:p>
          </table:table-cell>
          <table:table-cell table:formula="of:=CONCATENATE(&quot;Res:=eep_n_w(&quot;;[.I239];&quot;,&quot;;[.A239];&quot;);&quot;)" office:value-type="string" office:string-value="Res:=eep_n_w(52,f_V_32);" calcext:value-type="string">
            <text:p>Res:=eep_n_w(52,f_V_32);</text:p>
          </table:table-cell>
          <table:table-cell table:number-columns-repeated="3"/>
          <table:table-cell table:formula="of:=IF([.E239]=1;CONCATENATE([.A239];&quot; integer default '0',&quot;);&quot;&quot;)">
            <text:p/>
          </table:table-cell>
        </table:table-row>
        <table:table-row table:style-name="ro3" table:number-rows-repeated="7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larm_1_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larm_2_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larm_3_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larm_4_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un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ool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254]=1;CONCATENATE([.A254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Sa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ool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/>
          <table:table-cell table:formula="of:=IF([.E255]=1;CONCATENATE([.A255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mod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Bool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NCATENATE([.A256];&quot;:=eep_b_r(&quot;;[.I256];&quot;);&quot;)" office:value-type="string" office:string-value="Tmode:=eep_b_r(1);" calcext:value-type="string">
            <text:p>Tmode:=eep_b_r(1);</text:p>
          </table:table-cell>
          <table:table-cell table:formula="of:=CONCATENATE(&quot;Res:=eep_b_w(&quot;;[.I256];&quot;,&quot;;[.A256];&quot;);&quot;)" office:value-type="string" office:string-value="Res:=eep_b_w(1,Tmode);" calcext:value-type="string">
            <text:p>Res:=eep_b_w(1,Tmode);</text:p>
          </table:table-cell>
          <table:table-cell table:number-columns-repeated="3"/>
          <table:table-cell table:formula="of:=IF([.E256]=1;CONCATENATE([.A256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Rskyd_1_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ool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CONCATENATE([.A257];&quot;:=eep_b_r(&quot;;[.I257];&quot;);&quot;)" office:value-type="string" office:string-value="Rskyd_1_:=eep_b_r(2);" calcext:value-type="string">
            <text:p>Rskyd_1_:=eep_b_r(2);</text:p>
          </table:table-cell>
          <table:table-cell table:formula="of:=CONCATENATE(&quot;Res:=eep_b_w(&quot;;[.I257];&quot;,&quot;;[.A257];&quot;);&quot;)" office:value-type="string" office:string-value="Res:=eep_b_w(2,Rskyd_1_);" calcext:value-type="string">
            <text:p>Res:=eep_b_w(2,Rskyd_1_);</text:p>
          </table:table-cell>
          <table:table-cell table:number-columns-repeated="3"/>
          <table:table-cell table:formula="of:=IF([.E257]=1;CONCATENATE([.A257];&quot; integer default '0',&quot;);&quot;&quot;)" office:value-type="string" office:string-value="Rskyd_1_ integer default '0'," calcext:value-type="string">
            <text:p>Rskyd_1_ integer default '0',</text:p>
          </table:table-cell>
        </table:table-row>
        <table:table-row table:style-name="ro3">
          <table:table-cell office:value-type="string" calcext:value-type="string">
            <text:p>Rskyd_2_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ool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CONCATENATE([.A258];&quot;:=eep_b_r(&quot;;[.I258];&quot;);&quot;)" office:value-type="string" office:string-value="Rskyd_2_:=eep_b_r(3);" calcext:value-type="string">
            <text:p>Rskyd_2_:=eep_b_r(3);</text:p>
          </table:table-cell>
          <table:table-cell table:formula="of:=CONCATENATE(&quot;Res:=eep_b_w(&quot;;[.I258];&quot;,&quot;;[.A258];&quot;);&quot;)" office:value-type="string" office:string-value="Res:=eep_b_w(3,Rskyd_2_);" calcext:value-type="string">
            <text:p>Res:=eep_b_w(3,Rskyd_2_);</text:p>
          </table:table-cell>
          <table:table-cell table:number-columns-repeated="3"/>
          <table:table-cell table:formula="of:=IF([.E258]=1;CONCATENATE([.A258];&quot; integer default '0',&quot;);&quot;&quot;)" office:value-type="string" office:string-value="Rskyd_2_ integer default '0'," calcext:value-type="string">
            <text:p>Rskyd_2_ integer default '0',</text:p>
          </table:table-cell>
        </table:table-row>
        <table:table-row table:style-name="ro3">
          <table:table-cell office:value-type="string" calcext:value-type="string">
            <text:p>Rskyd_3_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Bool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CONCATENATE([.A259];&quot;:=eep_b_r(&quot;;[.I259];&quot;);&quot;)" office:value-type="string" office:string-value="Rskyd_3_:=eep_b_r(4);" calcext:value-type="string">
            <text:p>Rskyd_3_:=eep_b_r(4);</text:p>
          </table:table-cell>
          <table:table-cell table:formula="of:=CONCATENATE(&quot;Res:=eep_b_w(&quot;;[.I259];&quot;,&quot;;[.A259];&quot;);&quot;)" office:value-type="string" office:string-value="Res:=eep_b_w(4,Rskyd_3_);" calcext:value-type="string">
            <text:p>Res:=eep_b_w(4,Rskyd_3_);</text:p>
          </table:table-cell>
          <table:table-cell table:number-columns-repeated="3"/>
          <table:table-cell table:formula="of:=IF([.E259]=1;CONCATENATE([.A259];&quot; integer default '0',&quot;);&quot;&quot;)" office:value-type="string" office:string-value="Rskyd_3_ integer default '0'," calcext:value-type="string">
            <text:p>Rskyd_3_ integer default '0',</text:p>
          </table:table-cell>
        </table:table-row>
        <table:table-row table:style-name="ro3">
          <table:table-cell office:value-type="string" calcext:value-type="string">
            <text:p>Rskyd_4_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ool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CONCATENATE([.A260];&quot;:=eep_b_r(&quot;;[.I260];&quot;);&quot;)" office:value-type="string" office:string-value="Rskyd_4_:=eep_b_r(5);" calcext:value-type="string">
            <text:p>Rskyd_4_:=eep_b_r(5);</text:p>
          </table:table-cell>
          <table:table-cell table:formula="of:=CONCATENATE(&quot;Res:=eep_b_w(&quot;;[.I260];&quot;,&quot;;[.A260];&quot;);&quot;)" office:value-type="string" office:string-value="Res:=eep_b_w(5,Rskyd_4_);" calcext:value-type="string">
            <text:p>Res:=eep_b_w(5,Rskyd_4_);</text:p>
          </table:table-cell>
          <table:table-cell table:number-columns-repeated="3"/>
          <table:table-cell table:formula="of:=IF([.E260]=1;CONCATENATE([.A260];&quot; integer default '0',&quot;);&quot;&quot;)" office:value-type="string" office:string-value="Rskyd_4_ integer default '0'," calcext:value-type="string">
            <text:p>Rskyd_4_ integer default '0',</text:p>
          </table:table-cell>
        </table:table-row>
        <table:table-row table:style-name="ro3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per_z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CONCATENATE([.A265];&quot;:=eep_n_r(&quot;;[.I265];&quot;);&quot;)" office:value-type="string" office:string-value="Tper_zd:=eep_n_r(4);" calcext:value-type="string">
            <text:p>Tper_zd:=eep_n_r(4);</text:p>
          </table:table-cell>
          <table:table-cell table:formula="of:=CONCATENATE(&quot;Res:=eep_n_w(&quot;;[.I265];&quot;,&quot;;[.A265];&quot;);&quot;)" office:value-type="string" office:string-value="Res:=eep_n_w(4,Tper_zd);" calcext:value-type="string">
            <text:p>Res:=eep_n_w(4,Tper_zd);</text:p>
          </table:table-cell>
          <table:table-cell table:number-columns-repeated="3"/>
          <table:table-cell table:formula="of:=IF([.E265]=1;CONCATENATE([.A265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cyc_zd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CONCATENATE([.A266];&quot;:=eep_n_r(&quot;;[.I266];&quot;);&quot;)" office:value-type="string" office:string-value="Tcyc_zd:=eep_n_r(5);" calcext:value-type="string">
            <text:p>Tcyc_zd:=eep_n_r(5);</text:p>
          </table:table-cell>
          <table:table-cell table:formula="of:=CONCATENATE(&quot;Res:=eep_n_w(&quot;;[.I266];&quot;,&quot;;[.A266];&quot;);&quot;)" office:value-type="string" office:string-value="Res:=eep_n_w(5,Tcyc_zd);" calcext:value-type="string">
            <text:p>Res:=eep_n_w(5,Tcyc_zd);</text:p>
          </table:table-cell>
          <table:table-cell table:number-columns-repeated="3"/>
          <table:table-cell table:formula="of:=IF([.E266]=1;CONCATENATE([.A266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osad_1_zd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CONCATENATE([.A267];&quot;:=eep_n_r(&quot;;[.I267];&quot;);&quot;)" office:value-type="string" office:string-value="Tosad_1_zd:=eep_n_r(6);" calcext:value-type="string">
            <text:p>Tosad_1_zd:=eep_n_r(6);</text:p>
          </table:table-cell>
          <table:table-cell table:formula="of:=CONCATENATE(&quot;Res:=eep_n_w(&quot;;[.I267];&quot;,&quot;;[.A267];&quot;);&quot;)" office:value-type="string" office:string-value="Res:=eep_n_w(6,Tosad_1_zd);" calcext:value-type="string">
            <text:p>Res:=eep_n_w(6,Tosad_1_zd);</text:p>
          </table:table-cell>
          <table:table-cell table:number-columns-repeated="3"/>
          <table:table-cell table:formula="of:=IF([.E267]=1;CONCATENATE([.A267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osad_2_zd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CONCATENATE([.A268];&quot;:=eep_n_r(&quot;;[.I268];&quot;);&quot;)" office:value-type="string" office:string-value="Tosad_2_zd:=eep_n_r(7);" calcext:value-type="string">
            <text:p>Tosad_2_zd:=eep_n_r(7);</text:p>
          </table:table-cell>
          <table:table-cell table:formula="of:=CONCATENATE(&quot;Res:=eep_n_w(&quot;;[.I268];&quot;,&quot;;[.A268];&quot;);&quot;)" office:value-type="string" office:string-value="Res:=eep_n_w(7,Tosad_2_zd);" calcext:value-type="string">
            <text:p>Res:=eep_n_w(7,Tosad_2_zd);</text:p>
          </table:table-cell>
          <table:table-cell table:number-columns-repeated="3"/>
          <table:table-cell table:formula="of:=IF([.E268]=1;CONCATENATE([.A268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osad_3_zd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CONCATENATE([.A269];&quot;:=eep_n_r(&quot;;[.I269];&quot;);&quot;)" office:value-type="string" office:string-value="Tosad_3_zd:=eep_n_r(8);" calcext:value-type="string">
            <text:p>Tosad_3_zd:=eep_n_r(8);</text:p>
          </table:table-cell>
          <table:table-cell table:formula="of:=CONCATENATE(&quot;Res:=eep_n_w(&quot;;[.I269];&quot;,&quot;;[.A269];&quot;);&quot;)" office:value-type="string" office:string-value="Res:=eep_n_w(8,Tosad_3_zd);" calcext:value-type="string">
            <text:p>Res:=eep_n_w(8,Tosad_3_zd);</text:p>
          </table:table-cell>
          <table:table-cell table:number-columns-repeated="3"/>
          <table:table-cell table:formula="of:=IF([.E269]=1;CONCATENATE([.A269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osad_4_zd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CONCATENATE([.A270];&quot;:=eep_n_r(&quot;;[.I270];&quot;);&quot;)" office:value-type="string" office:string-value="Tosad_4_zd:=eep_n_r(9);" calcext:value-type="string">
            <text:p>Tosad_4_zd:=eep_n_r(9);</text:p>
          </table:table-cell>
          <table:table-cell table:formula="of:=CONCATENATE(&quot;Res:=eep_n_w(&quot;;[.I270];&quot;,&quot;;[.A270];&quot;);&quot;)" office:value-type="string" office:string-value="Res:=eep_n_w(9,Tosad_4_zd);" calcext:value-type="string">
            <text:p>Res:=eep_n_w(9,Tosad_4_zd);</text:p>
          </table:table-cell>
          <table:table-cell table:number-columns-repeated="3"/>
          <table:table-cell table:formula="of:=IF([.E270]=1;CONCATENATE([.A270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zatr_zd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CONCATENATE([.A271];&quot;:=eep_n_r(&quot;;[.I271];&quot;);&quot;)" office:value-type="string" office:string-value="Tzatr_zd:=eep_n_r(10);" calcext:value-type="string">
            <text:p>Tzatr_zd:=eep_n_r(10);</text:p>
          </table:table-cell>
          <table:table-cell table:formula="of:=CONCATENATE(&quot;Res:=eep_n_w(&quot;;[.I271];&quot;,&quot;;[.A271];&quot;);&quot;)" office:value-type="string" office:string-value="Res:=eep_n_w(10,Tzatr_zd);" calcext:value-type="string">
            <text:p>Res:=eep_n_w(10,Tzatr_zd);</text:p>
          </table:table-cell>
          <table:table-cell table:number-columns-repeated="3"/>
          <table:table-cell table:formula="of:=IF([.E271]=1;CONCATENATE([.A271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skyd_zd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CONCATENATE([.A272];&quot;:=eep_n_r(&quot;;[.I272];&quot;);&quot;)" office:value-type="string" office:string-value="Tskyd_zd:=eep_n_r(11);" calcext:value-type="string">
            <text:p>Tskyd_zd:=eep_n_r(11);</text:p>
          </table:table-cell>
          <table:table-cell table:formula="of:=CONCATENATE(&quot;Res:=eep_n_w(&quot;;[.I272];&quot;,&quot;;[.A272];&quot;);&quot;)" office:value-type="string" office:string-value="Res:=eep_n_w(11,Tskyd_zd);" calcext:value-type="string">
            <text:p>Res:=eep_n_w(11,Tskyd_zd);</text:p>
          </table:table-cell>
          <table:table-cell table:number-columns-repeated="3"/>
          <table:table-cell table:formula="of:=IF([.E272]=1;CONCATENATE([.A272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prom_zd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CONCATENATE([.A273];&quot;:=eep_n_r(&quot;;[.I273];&quot;);&quot;)" office:value-type="string" office:string-value="Tprom_zd:=eep_n_r(12);" calcext:value-type="string">
            <text:p>Tprom_zd:=eep_n_r(12);</text:p>
          </table:table-cell>
          <table:table-cell table:formula="of:=CONCATENATE(&quot;Res:=eep_n_w(&quot;;[.I273];&quot;,&quot;;[.A273];&quot;);&quot;)" office:value-type="string" office:string-value="Res:=eep_n_w(12,Tprom_zd);" calcext:value-type="string">
            <text:p>Res:=eep_n_w(12,Tprom_zd);</text:p>
          </table:table-cell>
          <table:table-cell table:number-columns-repeated="3"/>
          <table:table-cell table:formula="of:=IF([.E273]=1;CONCATENATE([.A273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vids_zd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CONCATENATE([.A274];&quot;:=eep_n_r(&quot;;[.I274];&quot;);&quot;)" office:value-type="string" office:string-value="Tvids_zd:=eep_n_r(13);" calcext:value-type="string">
            <text:p>Tvids_zd:=eep_n_r(13);</text:p>
          </table:table-cell>
          <table:table-cell table:formula="of:=CONCATENATE(&quot;Res:=eep_n_w(&quot;;[.I274];&quot;,&quot;;[.A274];&quot;);&quot;)" office:value-type="string" office:string-value="Res:=eep_n_w(13,Tvids_zd);" calcext:value-type="string">
            <text:p>Res:=eep_n_w(13,Tvids_zd);</text:p>
          </table:table-cell>
          <table:table-cell table:number-columns-repeated="3"/>
          <table:table-cell table:formula="of:=IF([.E274]=1;CONCATENATE([.A274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st_zd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CONCATENATE([.A275];&quot;:=eep_n_r(&quot;;[.I275];&quot;);&quot;)" office:value-type="string" office:string-value="Tst_zd:=eep_n_r(14);" calcext:value-type="string">
            <text:p>Tst_zd:=eep_n_r(14);</text:p>
          </table:table-cell>
          <table:table-cell table:formula="of:=CONCATENATE(&quot;Res:=eep_n_w(&quot;;[.I275];&quot;,&quot;;[.A275];&quot;);&quot;)" office:value-type="string" office:string-value="Res:=eep_n_w(14,Tst_zd);" calcext:value-type="string">
            <text:p>Res:=eep_n_w(14,Tst_zd);</text:p>
          </table:table-cell>
          <table:table-cell table:number-columns-repeated="3"/>
          <table:table-cell table:formula="of:=IF([.E275]=1;CONCATENATE([.A275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avl_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CONCATENATE([.A276];&quot;:=eep_n_r(&quot;;[.I276];&quot;);&quot;)" office:value-type="string" office:string-value="Tavl_1:=eep_n_r(15);" calcext:value-type="string">
            <text:p>Tavl_1:=eep_n_r(15);</text:p>
          </table:table-cell>
          <table:table-cell table:formula="of:=CONCATENATE(&quot;Res:=eep_n_w(&quot;;[.I276];&quot;,&quot;;[.A276];&quot;);&quot;)" office:value-type="string" office:string-value="Res:=eep_n_w(15,Tavl_1);" calcext:value-type="string">
            <text:p>Res:=eep_n_w(15,Tavl_1);</text:p>
          </table:table-cell>
          <table:table-cell table:number-columns-repeated="3"/>
          <table:table-cell table:formula="of:=IF([.E276]=1;CONCATENATE([.A276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avl_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CONCATENATE([.A277];&quot;:=eep_n_r(&quot;;[.I277];&quot;);&quot;)" office:value-type="string" office:string-value="Tavl_2:=eep_n_r(16);" calcext:value-type="string">
            <text:p>Tavl_2:=eep_n_r(16);</text:p>
          </table:table-cell>
          <table:table-cell table:formula="of:=CONCATENATE(&quot;Res:=eep_n_w(&quot;;[.I277];&quot;,&quot;;[.A277];&quot;);&quot;)" office:value-type="string" office:string-value="Res:=eep_n_w(16,Tavl_2);" calcext:value-type="string">
            <text:p>Res:=eep_n_w(16,Tavl_2);</text:p>
          </table:table-cell>
          <table:table-cell table:number-columns-repeated="3"/>
          <table:table-cell table:formula="of:=IF([.E277]=1;CONCATENATE([.A277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avl_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CONCATENATE([.A278];&quot;:=eep_n_r(&quot;;[.I278];&quot;);&quot;)" office:value-type="string" office:string-value="Tavl_3:=eep_n_r(17);" calcext:value-type="string">
            <text:p>Tavl_3:=eep_n_r(17);</text:p>
          </table:table-cell>
          <table:table-cell table:formula="of:=CONCATENATE(&quot;Res:=eep_n_w(&quot;;[.I278];&quot;,&quot;;[.A278];&quot;);&quot;)" office:value-type="string" office:string-value="Res:=eep_n_w(17,Tavl_3);" calcext:value-type="string">
            <text:p>Res:=eep_n_w(17,Tavl_3);</text:p>
          </table:table-cell>
          <table:table-cell table:number-columns-repeated="3"/>
          <table:table-cell table:formula="of:=IF([.E278]=1;CONCATENATE([.A278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avl_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formula="of:=CONCATENATE([.A279];&quot;:=eep_n_r(&quot;;[.I279];&quot;);&quot;)" office:value-type="string" office:string-value="Tavl_4:=eep_n_r(18);" calcext:value-type="string">
            <text:p>Tavl_4:=eep_n_r(18);</text:p>
          </table:table-cell>
          <table:table-cell table:formula="of:=CONCATENATE(&quot;Res:=eep_n_w(&quot;;[.I279];&quot;,&quot;;[.A279];&quot;);&quot;)" office:value-type="string" office:string-value="Res:=eep_n_w(18,Tavl_4);" calcext:value-type="string">
            <text:p>Res:=eep_n_w(18,Tavl_4);</text:p>
          </table:table-cell>
          <table:table-cell table:number-columns-repeated="3"/>
          <table:table-cell table:formula="of:=IF([.E279]=1;CONCATENATE([.A279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avl_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formula="of:=CONCATENATE([.A280];&quot;:=eep_n_r(&quot;;[.I280];&quot;);&quot;)" office:value-type="string" office:string-value="Tavl_5:=eep_n_r(19);" calcext:value-type="string">
            <text:p>Tavl_5:=eep_n_r(19);</text:p>
          </table:table-cell>
          <table:table-cell table:formula="of:=CONCATENATE(&quot;Res:=eep_n_w(&quot;;[.I280];&quot;,&quot;;[.A280];&quot;);&quot;)" office:value-type="string" office:string-value="Res:=eep_n_w(19,Tavl_5);" calcext:value-type="string">
            <text:p>Res:=eep_n_w(19,Tavl_5);</text:p>
          </table:table-cell>
          <table:table-cell table:number-columns-repeated="3"/>
          <table:table-cell table:formula="of:=IF([.E280]=1;CONCATENATE([.A280];&quot; integer default '0',&quot;);&quot;&quot;)">
            <text:p/>
          </table:table-cell>
        </table:table-row>
        <table:table-row table:style-name="ro3">
          <table:table-cell office:value-type="string" calcext:value-type="string">
            <text:p>Tavl_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o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formula="of:=CONCATENATE([.A281];&quot;:=eep_n_r(&quot;;[.I281];&quot;);&quot;)" office:value-type="string" office:string-value="Tavl_6:=eep_n_r(20);" calcext:value-type="string">
            <text:p>Tavl_6:=eep_n_r(20);</text:p>
          </table:table-cell>
          <table:table-cell table:formula="of:=CONCATENATE(&quot;Res:=eep_n_w(&quot;;[.I281];&quot;,&quot;;[.A281];&quot;);&quot;)" office:value-type="string" office:string-value="Res:=eep_n_w(20,Tavl_6);" calcext:value-type="string">
            <text:p>Res:=eep_n_w(20,Tavl_6);</text:p>
          </table:table-cell>
          <table:table-cell table:number-columns-repeated="3"/>
          <table:table-cell table:formula="of:=IF([.E281]=1;CONCATENATE([.A281];&quot; integer default '0',&quot;);&quot;&quot;)">
            <text:p/>
          </table:table-cell>
        </table:table-row>
        <table:table-row table:style-name="ro3" table:number-rows-repeated="21">
          <table:table-cell table:number-columns-repeated="1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Tosad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sad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sad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sad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rom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rom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rom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rom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dst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dst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dst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dst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zatr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zatr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zatr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zatr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gr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gr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gr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gr_4_</text:p>
          </table:table-cell>
          <table:table-cell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arm_1_</text:p>
          </table:table-cell>
          <table:table-cell/>
          <table:table-cell office:value-type="string" calcext:value-type="string">
            <text:p>Bo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arm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arm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arm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kyd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kyd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kyd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kyd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zatr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zatr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zatr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zatr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sad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sad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sad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sad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rom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rom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rom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rom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ds_1_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ds_2_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ds_3_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vids_4_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eg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eg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eg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eg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fr_1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fr_2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fr_3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fr_4_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fck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Rea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_fl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ueue_ru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y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m_first</text:p>
          </table:table-cell>
          <table:table-cell/>
          <table:table-cell office:value-type="string" calcext:value-type="string">
            <text:p>Inter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f_1_</text:p>
          </table:table-cell>
          <table:table-cell/>
          <table:table-cell office:value-type="string" calcext:value-type="string">
            <text:p>Inter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f_2_</text:p>
          </table:table-cell>
          <table:table-cell/>
          <table:table-cell office:value-type="string" calcext:value-type="string">
            <text:p>Inter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f_3_</text:p>
          </table:table-cell>
          <table:table-cell/>
          <table:table-cell office:value-type="string" calcext:value-type="string">
            <text:p>Inter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f_4_</text:p>
          </table:table-cell>
          <table:table-cell/>
          <table:table-cell office:value-type="string" calcext:value-type="string">
            <text:p>Internal</text:p>
          </table:table-cell>
          <table:table-cell table:number-columns-repeated="13"/>
        </table:table-row>
        <table:table-row table:style-name="ro1" table:number-rows-repeated="1048182">
          <table:table-cell table:number-columns-repeated="16"/>
        </table:table-row>
        <table:table-row table:style-name="ro3" table:number-rows-repeated="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Аркуш2" table:style-name="ta1">
        <table:table-column table:style-name="co1" table:number-columns-repeated="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  <table:table-cell table:number-columns-repeated="5"/>
        </table:table-row>
        <table:table-row table:style-name="ro1">
          <table:table-cell office:value-type="string">
            <text:p>ST_OF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T_START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T_FLT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T_SKYD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T_STREG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T_REGPROM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ST_PROM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ST_PROM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ST_VIDST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>
            <text:p>3 <text:s text:c="2"/>0 <text:s text:c="2"/>V_01 <text:s text:c="3"/>V_03 <text:s text:c="3"/>V_04 <text:s text:c="3"/>V_05 <text:s text:c="3"/>V_06 <text:s text:c="3"/>V_2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_01</text:p>
          </table:table-cell>
          <table:table-cell office:value-type="string">
            <text:p>V_03</text:p>
          </table:table-cell>
          <table:table-cell office:value-type="string">
            <text:p>V_04</text:p>
          </table:table-cell>
          <table:table-cell office:value-type="string">
            <text:p>V_05</text:p>
          </table:table-cell>
          <table:table-cell office:value-type="string">
            <text:p>V_06</text:p>
          </table:table-cell>
          <table:table-cell office:value-type="string">
            <text:p>V_2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_20</text:p>
          </table:table-cell>
          <table:table-cell office:value-type="string">
            <text:p>V_09</text:p>
          </table:table-cell>
          <table:table-cell office:value-type="string">
            <text:p>V_08</text:p>
          </table:table-cell>
          <table:table-cell office:value-type="string">
            <text:p>V_11</text:p>
          </table:table-cell>
          <table:table-cell office:value-type="string">
            <text:p>V_10</text:p>
          </table:table-cell>
          <table:table-cell office:value-type="string">
            <text:p>V_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_22</text:p>
          </table:table-cell>
          <table:table-cell office:value-type="string">
            <text:p>V_12</text:p>
          </table:table-cell>
          <table:table-cell office:value-type="string">
            <text:p>V_14</text:p>
          </table:table-cell>
          <table:table-cell office:value-type="string">
            <text:p>V_16</text:p>
          </table:table-cell>
          <table:table-cell table:number-columns-repeated="2"/>
        </table:table-row>
      </table:table>
      <table:table table:name="Аркуш3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1.</text:p>
          </table:table-cell>
          <table:table-cell office:value-type="string">
            <text:p>L зб неф соку 1 сат</text:p>
          </table:table-cell>
          <table:table-cell/>
        </table:table-row>
        <table:table-row table:style-name="ro1">
          <table:table-cell office:value-type="string">
            <text:p>2.</text:p>
          </table:table-cell>
          <table:table-cell office:value-type="string">
            <text:p>L нап зб фільтр соку 1 сат</text:p>
          </table:table-cell>
          <table:table-cell/>
        </table:table-row>
        <table:table-row table:style-name="ro1">
          <table:table-cell office:value-type="string">
            <text:p>3.</text:p>
          </table:table-cell>
          <table:table-cell office:value-type="string">
            <text:p>F з нап зб фільтр соку</text:p>
          </table:table-cell>
          <table:table-cell/>
        </table:table-row>
        <table:table-row table:style-name="ro1">
          <table:table-cell office:value-type="string">
            <text:p>4.</text:p>
          </table:table-cell>
          <table:table-cell office:value-type="string">
            <text:p>L зб перед деф 2 сат</text:p>
          </table:table-cell>
          <table:table-cell office:value-type="string">
            <text:p>AI</text:p>
          </table:table-cell>
        </table:table-row>
        <table:table-row table:style-name="ro1">
          <table:table-cell office:value-type="string">
            <text:p>5.</text:p>
          </table:table-cell>
          <table:table-cell office:value-type="string">
            <text:p>L зб осв соку 2 сат</text:p>
          </table:table-cell>
          <table:table-cell/>
        </table:table-row>
        <table:table-row table:style-name="ro1">
          <table:table-cell office:value-type="string">
            <text:p>6.</text:p>
          </table:table-cell>
          <table:table-cell office:value-type="string">
            <text:p>L зб після 2-го сатуратора</text:p>
          </table:table-cell>
          <table:table-cell/>
        </table:table-row>
        <table:table-row table:style-name="ro1">
          <table:table-cell office:value-type="string">
            <text:p>7.</text:p>
          </table:table-cell>
          <table:table-cell office:value-type="string">
            <text:p>L нап зб фільтр сока 2-го сат</text:p>
          </table:table-cell>
          <table:table-cell/>
        </table:table-row>
        <table:table-row table:style-name="ro1">
          <table:table-cell office:value-type="string">
            <text:p>8.</text:p>
          </table:table-cell>
          <table:table-cell office:value-type="string">
            <text:p>Т неф сока 1-ої сат</text:p>
          </table:table-cell>
          <table:table-cell/>
        </table:table-row>
        <table:table-row table:style-name="ro1">
          <table:table-cell office:value-type="string">
            <text:p>9.</text:p>
          </table:table-cell>
          <table:table-cell office:value-type="string">
            <text:p>P сока на фільтри 1 сат</text:p>
          </table:table-cell>
          <table:table-cell/>
        </table:table-row>
        <table:table-row table:style-name="ro1">
          <table:table-cell office:value-type="string">
            <text:p>10.</text:p>
          </table:table-cell>
          <table:table-cell office:value-type="string">
            <text:p>T фільтр сока 1 сат</text:p>
          </table:table-cell>
          <table:table-cell/>
        </table:table-row>
        <table:table-row table:style-name="ro1">
          <table:table-cell office:value-type="string">
            <text:p>11.</text:p>
          </table:table-cell>
          <table:table-cell office:value-type="string">
            <text:p>L зб сусп 1-ої сатурації</text:p>
          </table:table-cell>
          <table:table-cell/>
        </table:table-row>
        <table:table-row table:style-name="ro1">
          <table:table-cell office:value-type="string">
            <text:p>12.</text:p>
          </table:table-cell>
          <table:table-cell office:value-type="string">
            <text:p>L зб фільт соку 1-ої сатурації</text:p>
          </table:table-cell>
          <table:table-cell/>
        </table:table-row>
        <table:table-row table:style-name="ro1">
          <table:table-cell office:value-type="string">
            <text:p>13.</text:p>
          </table:table-cell>
          <table:table-cell office:value-type="string">
            <text:p>L зб перед в/с</text:p>
          </table:table-cell>
          <table:table-cell office:value-type="string">
            <text:p>AI</text:p>
          </table:table-cell>
        </table:table-row>
        <table:table-row table:style-name="ro1">
          <table:table-cell office:value-type="string">
            <text:p>14.</text:p>
          </table:table-cell>
          <table:table-cell office:value-type="string">
            <text:p>T неф сока 2-ої сат</text:p>
          </table:table-cell>
          <table:table-cell/>
        </table:table-row>
        <table:table-row table:style-name="ro1">
          <table:table-cell office:value-type="string">
            <text:p>15.</text:p>
          </table:table-cell>
          <table:table-cell office:value-type="string">
            <text:p>P сока на фільтри 2-ої сат</text:p>
          </table:table-cell>
          <table:table-cell/>
        </table:table-row>
        <table:table-row table:style-name="ro1">
          <table:table-cell office:value-type="string">
            <text:p>16.</text:p>
          </table:table-cell>
          <table:table-cell office:value-type="string">
            <text:p>F сока на випарну станцію</text:p>
          </table:table-cell>
          <table:table-cell/>
        </table:table-row>
        <table:table-row table:style-name="ro1">
          <table:table-cell office:value-type="string">
            <text:p>17.</text:p>
          </table:table-cell>
          <table:table-cell office:value-type="string">
            <text:p>L зб сиропа</text:p>
          </table:table-cell>
          <table:table-cell/>
        </table:table-row>
        <table:table-row table:style-name="ro1">
          <table:table-cell office:value-type="string">
            <text:p>18.</text:p>
          </table:table-cell>
          <table:table-cell office:value-type="string">
            <text:p>L міш. перліта</text:p>
          </table:table-cell>
          <table:table-cell/>
        </table:table-row>
        <table:table-row table:style-name="ro1">
          <table:table-cell office:value-type="string">
            <text:p>19.</text:p>
          </table:table-cell>
          <table:table-cell office:value-type="string">
            <text:p>T сиропа</text:p>
          </table:table-cell>
          <table:table-cell/>
        </table:table-row>
        <table:table-row table:style-name="ro1">
          <table:table-cell office:value-type="string">
            <text:p>20.</text:p>
          </table:table-cell>
          <table:table-cell office:value-type="string">
            <text:p>T сока 2 сат.</text:p>
          </table:table-cell>
          <table:table-cell/>
        </table:table-row>
        <table:table-row table:style-name="ro1">
          <table:table-cell office:value-type="string">
            <text:p>21.</text:p>
          </table:table-cell>
          <table:table-cell office:value-type="string">
            <text:p>P фільтрації сиропа</text:p>
          </table:table-cell>
          <table:table-cell/>
        </table:table-row>
        <table:table-row table:style-name="ro1">
          <table:table-cell office:value-type="string">
            <text:p>22.</text:p>
          </table:table-cell>
          <table:table-cell office:value-type="string">
            <text:p>P контрольної фільтрації</text:p>
          </table:table-cell>
          <table:table-cell/>
        </table:table-row>
        <table:table-row table:style-name="ro1">
          <table:table-cell office:value-type="string">
            <text:p>23.</text:p>
          </table:table-cell>
          <table:table-cell office:value-type="string">
            <text:p>L зб фільтров сироп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грн.</number:text>
    </number:number-style>
    <number:number-style style:name="N110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грн.</number:text>
    </number:number-style>
    <number:number-style style:name="N113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loext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р.</number:text>
    </number:number-style>
    <number:number-style style:name="N14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р.</number:text>
    </number:number-style>
    <number:number-style style:name="N14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loext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loext:min-decimal-places="0" number:min-integer-digits="1" number:grouping="true"/>
    </number:number-style>
    <number:number-style style:name="N163">
      <number:text>-€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loext:min-decimal-places="2" number:min-integer-digits="1" number:grouping="true"/>
    </number:number-style>
    <number:number-style style:name="N166">
      <number:text>-€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.00.0000</text:date>, <text:time style:data-style-name="N2" text:time-value="13:23:38.146392375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20:25:08</meta:creation-date>
    <dc:date>2017-07-27T13:37:56.961807534</dc:date>
    <meta:editing-duration>P6DT6H57M41S</meta:editing-duration>
    <meta:editing-cycles>18</meta:editing-cycles>
    <meta:generator>LibreOffice/5.3.4.2$Linux_X86_64 LibreOffice_project/30m0$Build-2</meta:generator>
    <meta:print-date>2012-07-07T14:35:12</meta:print-date>
    <meta:document-statistic meta:table-count="3" meta:cell-count="2248" meta:object-count="0"/>
  </office:meta>
</office:document-meta>
</file>